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1.944cm" fo:break-before="auto" style:use-optimal-row-height="true"/>
    </style:style>
    <style:style style:name="ro9" style:family="table-row">
      <style:table-row-properties style:row-height="1.469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3.369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08cm" fo:break-before="auto" style:use-optimal-row-height="true"/>
    </style:style>
    <style:style style:name="ro16" style:family="table-row">
      <style:table-row-properties style:row-height="1.097cm" fo:break-before="auto" style:use-optimal-row-height="true"/>
    </style:style>
    <style:style style:name="ro19" style:family="table-row">
      <style:table-row-properties style:row-height="1.741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1.605cm" fo:break-before="auto" style:use-optimal-row-height="true"/>
    </style:style>
    <style:style style:name="ro22" style:family="table-row">
      <style:table-row-properties style:row-height="4.205cm" fo:break-before="auto" style:use-optimal-row-height="true"/>
    </style:style>
    <style:style style:name="ro23" style:family="table-row">
      <style:table-row-properties style:row-height="1.607cm" fo:break-before="auto" style:use-optimal-row-height="true"/>
    </style:style>
    <style:style style:name="ro24" style:family="table-row">
      <style:table-row-properties style:row-height="3.685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style:text-properties fo:color="#000000"/>
    </style:style>
    <style:style style:name="ce17"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use-window-font-color="true"/>
    </style:style>
    <style:style style:name="ce19" style:family="table-cell" style:parent-style-name="Default">
      <style:table-cell-properties fo:background-color="#ffff00"/>
      <style:text-properties style:use-window-font-color="true"/>
    </style:style>
    <style:style style:name="ce20"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00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font-name="Verdana1" fo:font-size="12pt" style:font-size-asian="12pt" style:font-size-complex="12pt"/>
    </style:style>
    <style:style style:name="ce50"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00"/>
      <style:text-properties style:use-window-font-color="true" style:font-name="Verdana1" fo:font-size="12pt" style:font-size-asian="12pt" style:font-size-complex="12pt"/>
    </style:style>
    <style:style style:name="ce52"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3"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4" style:family="table-cell" style:parent-style-name="Default">
      <style:text-properties style:use-window-font-color="true" style:font-name="Verdana1" fo:font-size="11pt" style:font-size-asian="11pt" style:font-size-complex="11pt"/>
    </style:style>
    <style:style style:name="ce55"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7"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Verdana1" fo:font-size="11pt" style:font-name-asian="Calibri" style:font-size-asian="11pt" style:font-name-complex="Calibri" style:font-size-complex="11pt"/>
    </style:style>
    <style:style style:name="T22"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3"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bold" style:font-size-asian="11pt" style:font-style-asian="normal" style:font-weight-asian="bold" style:font-size-complex="11pt" style:font-style-complex="normal" style:font-weight-complex="bold"/>
    </style:style>
    <style:style style:name="T26" style:family="text">
      <style:text-properties fo:color="#000000" style:font-name="Verdana1" fo:font-size="11pt" style:font-size-asian="11pt" style:font-size-complex="11pt"/>
    </style:style>
    <style:style style:name="T27"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9" style:family="text">
      <style:text-properties fo:color="#000000" style:font-name="Verdana" fo:font-size="11pt" style:font-size-asian="11pt" style:font-size-complex="11pt"/>
    </style:style>
    <style:style style:name="T30"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8"/>
        <table:table-column table:style-name="co4" table:default-cell-style-name="ce16"/>
        <table:table-column table:style-name="co5" table:default-cell-style-name="ce8"/>
        <table:table-column table:style-name="co6" table:default-cell-style-name="ce8"/>
        <table:table-column table:style-name="co7" table:number-columns-repeated="4" table:default-cell-style-name="ce8"/>
        <table:table-column table:style-name="co8" table:default-cell-style-name="ce8"/>
        <table:table-column table:style-name="co7" table:number-columns-repeated="1015" table:default-cell-style-name="ce8"/>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7"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7"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text:span><text:span text:style-name="T1">Payment card </text:span><text:span text:style-name="T1">primary </text:span><text:span text:style-name="T1">account </text:span><text:span text:style-name="T1">number shall </text:span><text:span text:style-name="T1">be present if </text:span><text:span text:style-name="T1">payment card </text:span><text:span text:style-name="T1">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7"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text:span><text:span text:style-name="T2">document level </text:span><text:span text:style-name="T2">allowance </text:span><text:span text:style-name="T2">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7" office:value-type="string">
            <text:p>BR-CO-05</text:p>
          </table:table-cell>
          <table:table-cell table:style-name="ce9"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text:span><text:span text:style-name="T3">level charge </text:span><text:span text:style-name="T3">shall have a </text:span><text:span text:style-name="T3">Document level </text:span><text:span text:style-name="T3">charge reason</text:span><text:span text:style-name="T4"> </text:span><text:span text:style-name="T5"><text:s/></text:span><text:span text:style-name="T5">or a Document </text:span><text:span text:style-name="T5">level charge </text:span><text:span text:style-name="T5">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7" office:value-type="string">
            <text:p>BR-CO-06</text:p>
          </table:table-cell>
          <table:table-cell table:style-name="ce9"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text:span><text:span text:style-name="T6">Rounding </text:span><text:span text:style-name="T6">amount (BT-</text:span><text:span text:style-name="T6">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8"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ext:span><text:span text:style-name="T7">tax point date </text:span><text:span text:style-name="T7">and Value </text:span><text:span text:style-name="T7">added tax point </text:span><text:span text:style-name="T7">date code are </text:span><text:span text:style-name="T7">mutually </text:span><text:span text:style-name="T7">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text:span><text:span text:style-name="T3">line allowance </text:span><text:span text:style-name="T3">shall have an </text:span><text:span text:style-name="T3">Invoice line </text:span><text:span text:style-name="T3">allowance </text:span><text:span text:style-name="T3">reason </text:span><text:span text:style-name="T5">or an </text:span><text:span text:style-name="T5">Invoice line </text:span><text:span text:style-name="T5">allowance </text:span><text:span text:style-name="T5">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7" office:value-type="string">
            <text:p>BR-CO-07</text:p>
          </table:table-cell>
          <table:table-cell table:style-name="ce9"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1017"/>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text:span><text:span text:style-name="T2">line allowance </text:span><text:span text:style-name="T2">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7" office:value-type="string">
            <text:p>BR-CO-08</text:p>
          </table:table-cell>
          <table:table-cell table:style-name="ce9"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1017"/>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5">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7"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7"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text:span><text:span text:style-name="T1">account </text:span><text:span text:style-name="T1">identifier shall </text:span><text:span text:style-name="T1">be present if </text:span><text:span text:style-name="T1">Credit Transfer </text:span><text:span text:style-name="T1">identification</text:span><text:span text:style-name="T8"> </text:span>information is provided in the Invoice. </text:p>
          </table:table-cell>
          <table:table-cell table:style-name="ce19"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20"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20"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9">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7"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text:span><text:span text:style-name="T1">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10</text:p>
          </table:table-cell>
          <table:table-cell table:style-name="ce9"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396">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ce18"/>
        <table:table-column table:style-name="co10" table:default-cell-style-name="ce18"/>
        <table:table-column table:style-name="co11" table:default-cell-style-name="ce49"/>
        <table:table-column table:style-name="co12" table:default-cell-style-name="ce18"/>
        <table:table-column table:style-name="co13" table:default-cell-style-name="ce18"/>
        <table:table-column table:style-name="co16" table:default-cell-style-name="ce18"/>
        <table:table-column table:style-name="co17" table:default-cell-style-name="ce18"/>
        <table:table-column table:style-name="co18" table:default-cell-style-name="ce18"/>
        <table:table-column table:style-name="co7" table:number-columns-repeated="1016" table:default-cell-style-name="ce18"/>
        <table:table-row table:style-name="ro13">
          <table:table-cell table:style-name="ce22" office:value-type="string">
            <text:p>Source</text:p>
          </table:table-cell>
          <table:table-cell table:style-name="ce22" office:value-type="string">
            <text:p>Rule ID</text:p>
          </table:table-cell>
          <table:table-cell table:style-name="ce24" office:value-type="string">
            <text:p>Predicate</text:p>
          </table:table-cell>
          <table:table-cell table:style-name="ce57" office:value-type="string">
            <text:p>Prerequisite</text:p>
          </table:table-cell>
          <table:table-cell/>
          <table:table-cell table:style-name="ce58" table:number-columns-repeated="252"/>
          <table:table-cell table:number-columns-repeated="767"/>
        </table:table-row>
        <table:table-row table:style-name="ro6">
          <table:table-cell office:value-type="string">
            <text:p>model</text:p>
          </table:table-cell>
          <table:table-cell table:style-name="ce20" office:value-type="string">
            <text:p>BR-01</text:p>
          </table:table-cell>
          <table:table-cell table:style-name="ce24" office:value-type="string">
            <text:p>exists(cbc:CustomizationID)</text:p>
          </table:table-cell>
          <table:table-cell table:number-columns-repeated="1021"/>
        </table:table-row>
        <table:table-row table:style-name="ro6">
          <table:table-cell office:value-type="string">
            <text:p>model</text:p>
          </table:table-cell>
          <table:table-cell table:style-name="ce20" office:value-type="string">
            <text:p>BR-02</text:p>
          </table:table-cell>
          <table:table-cell table:style-name="ce24"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03</text:p>
          </table:table-cell>
          <table:table-cell table:style-name="ce24" office:value-type="string">
            <text:p>exists(cbc:IssueDate)</text:p>
          </table:table-cell>
          <table:table-cell table:number-columns-repeated="1021"/>
        </table:table-row>
        <table:table-row table:style-name="ro6">
          <table:table-cell office:value-type="string">
            <text:p>model</text:p>
          </table:table-cell>
          <table:table-cell table:style-name="ce20" office:value-type="string">
            <text:p>BR-04</text:p>
          </table:table-cell>
          <table:table-cell table:style-name="ce24" office:value-type="string">
            <text:p>exists(cbc:InvoiceTypeCode)</text:p>
          </table:table-cell>
          <table:table-cell table:number-columns-repeated="1021"/>
        </table:table-row>
        <table:table-row table:style-name="ro6">
          <table:table-cell office:value-type="string">
            <text:p>model</text:p>
          </table:table-cell>
          <table:table-cell table:style-name="ce20" office:value-type="string">
            <text:p>BR-05</text:p>
          </table:table-cell>
          <table:table-cell table:style-name="ce24" office:value-type="string">
            <text:p>exists(cbc:DocumentCurrencyCode)</text:p>
          </table:table-cell>
          <table:table-cell table:number-columns-repeated="1021"/>
        </table:table-row>
        <table:table-row table:style-name="ro4">
          <table:table-cell office:value-type="string">
            <text:p>model</text:p>
          </table:table-cell>
          <table:table-cell table:style-name="ce20" office:value-type="string">
            <text:p>BR-06</text:p>
          </table:table-cell>
          <table:table-cell table:style-name="ce29" office:value-type="string">
            <text:p><text:span text:style-name="T3">exists(</text:span><text:span text:style-name="T9">cac:Acco</text:span><text:span text:style-name="T9">untingSupplierP</text:span><text:span text:style-name="T9">arty/cac:Party/</text:span><text:span text:style-name="T9">cac:PartyLegalE</text:span><text:span text:style-name="T9">ntity/cbc:Regist</text:span><text:span text:style-name="T9">rationName)</text:span></text:p>
          </table:table-cell>
          <table:table-cell table:number-columns-repeated="1021"/>
        </table:table-row>
        <table:table-row table:style-name="ro4">
          <table:table-cell office:value-type="string">
            <text:p>model</text:p>
          </table:table-cell>
          <table:table-cell table:style-name="ce20" office:value-type="string">
            <text:p>BR-07</text:p>
          </table:table-cell>
          <table:table-cell table:style-name="ce29" office:value-type="string">
            <text:p><text:span text:style-name="T10">exists(</text:span><text:span text:style-name="T11">cac:Acco</text:span><text:span text:style-name="T11">untingCustome</text:span><text:span text:style-name="T11">rParty/cac:Part</text:span><text:span text:style-name="T11">y/cac:PartyLeg</text:span><text:span text:style-name="T11">alEntity/cbc:Re</text:span><text:span text:style-name="T11">gistrationName</text:span><text:span text:style-name="T11">)</text:span></text:p>
          </table:table-cell>
          <table:table-cell table:number-columns-repeated="1021"/>
        </table:table-row>
        <table:table-row table:style-name="ro6">
          <table:table-cell office:value-type="string">
            <text:p>model</text:p>
          </table:table-cell>
          <table:table-cell table:style-name="ce20" office:value-type="string">
            <text:p>BR-08</text:p>
          </table:table-cell>
          <table:table-cell table:style-name="ce30"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20" office:value-type="string">
            <text:p>BR-09</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0</text:p>
          </table:table-cell>
          <table:table-cell table:style-name="ce30" office:value-type="string">
            <text:p><text:span text:style-name="T12">exists(</text:span><text:span text:style-name="T13">cac:Acc</text:span><text:span text:style-name="T13">ountingCustom</text:span><text:span text:style-name="T13">erParty/cac:Par</text:span><text:span text:style-name="T13">ty/cac:PostalAd</text:span><text:span text:style-name="T13">dress)</text:span></text:p>
          </table:table-cell>
          <table:table-cell table:number-columns-repeated="1021"/>
        </table:table-row>
        <table:table-row table:style-name="ro6">
          <table:table-cell office:value-type="string">
            <text:p>model</text:p>
          </table:table-cell>
          <table:table-cell table:style-name="ce20" office:value-type="string">
            <text:p>BR-11</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2</text:p>
          </table:table-cell>
          <table:table-cell table:style-name="ce30" office:value-type="string">
            <text:p><text:span text:style-name="T12">exists(</text:span><text:span text:style-name="T13">cbc:Line</text:span><text:span text:style-name="T13">ExtensionAmou</text:span><text:span text:style-name="T13">nt)</text:span></text:p>
          </table:table-cell>
          <table:table-cell table:number-columns-repeated="1021"/>
        </table:table-row>
        <table:table-row table:style-name="ro6">
          <table:table-cell office:value-type="string">
            <text:p>model</text:p>
          </table:table-cell>
          <table:table-cell table:style-name="ce20" office:value-type="string">
            <text:p>BR-13</text:p>
          </table:table-cell>
          <table:table-cell table:style-name="ce30" office:value-type="string">
            <text:p><text:span text:style-name="T12">exists(</text:span><text:span text:style-name="T13">cbc:Tax</text:span><text:span text:style-name="T13">ExclusiveAmou</text:span><text:span text:style-name="T13">nt)</text:span></text:p>
          </table:table-cell>
          <table:table-cell table:number-columns-repeated="1021"/>
        </table:table-row>
        <table:table-row table:style-name="ro6">
          <table:table-cell office:value-type="string">
            <text:p>model</text:p>
          </table:table-cell>
          <table:table-cell table:style-name="ce20" office:value-type="string">
            <text:p>BR-14</text:p>
          </table:table-cell>
          <table:table-cell table:style-name="ce30" office:value-type="string">
            <text:p><text:span text:style-name="T12">exists(</text:span><text:span text:style-name="T13">cbc:TaxI</text:span><text:span text:style-name="T13">nclusiveAmount</text:span><text:span text:style-name="T13">)</text:span></text:p>
          </table:table-cell>
          <table:table-cell table:number-columns-repeated="1021"/>
        </table:table-row>
        <table:table-row table:style-name="ro6">
          <table:table-cell office:value-type="string">
            <text:p>model</text:p>
          </table:table-cell>
          <table:table-cell table:style-name="ce20" office:value-type="string">
            <text:p>BR-15</text:p>
          </table:table-cell>
          <table:table-cell table:style-name="ce30" office:value-type="string">
            <text:p><text:span text:style-name="T12">exists(</text:span><text:span text:style-name="T13">cbc:Pay</text:span><text:span text:style-name="T13">ableAmount)</text:span></text:p>
          </table:table-cell>
          <table:table-cell table:number-columns-repeated="1021"/>
        </table:table-row>
        <table:table-row table:style-name="ro6">
          <table:table-cell office:value-type="string">
            <text:p>model</text:p>
          </table:table-cell>
          <table:table-cell table:style-name="ce20" office:value-type="string">
            <text:p>BR-16</text:p>
          </table:table-cell>
          <table:table-cell table:style-name="ce30" office:value-type="string">
            <text:p>exists(cac:InvoiceLine)</text:p>
          </table:table-cell>
          <table:table-cell table:number-columns-repeated="1021"/>
        </table:table-row>
        <table:table-row table:style-name="ro4">
          <table:table-cell table:style-name="ce19" office:value-type="string">
            <text:p>model</text:p>
          </table:table-cell>
          <table:table-cell table:style-name="ce23" office:value-type="string">
            <text:p>BR-17</text:p>
          </table:table-cell>
          <table:table-cell table:style-name="ce31" office:value-type="string">
            <text:p><text:span text:style-name="T3">exists(</text:span><text:span text:style-name="T14">cac:Part</text:span><text:span text:style-name="T14">yName/cbc:Na</text:span><text:span text:style-name="T14">me)</text:span></text:p>
          </table:table-cell>
          <table:table-cell table:number-columns-repeated="1021"/>
        </table:table-row>
        <table:table-row table:style-name="ro4">
          <table:table-cell office:value-type="string">
            <text:p>model</text:p>
          </table:table-cell>
          <table:table-cell table:style-name="ce20" office:value-type="string">
            <text:p>BR-18</text:p>
          </table:table-cell>
          <table:table-cell table:style-name="ce29" office:value-type="string">
            <text:p><text:span text:style-name="T3">exists(</text:span><text:span text:style-name="T14">cac:Part</text:span><text:span text:style-name="T14">yName/cbc:Na</text:span><text:span text:style-name="T14">me)</text:span></text:p>
          </table:table-cell>
          <table:table-cell table:number-columns-repeated="1021"/>
        </table:table-row>
        <table:table-row table:style-name="ro6">
          <table:table-cell office:value-type="string">
            <text:p>model</text:p>
          </table:table-cell>
          <table:table-cell table:style-name="ce20" office:value-type="string">
            <text:p>BR-19</text:p>
          </table:table-cell>
          <table:table-cell table:style-name="ce30" office:value-type="string">
            <text:p>exists(cac:PostalAddress)</text:p>
          </table:table-cell>
          <table:table-cell table:number-columns-repeated="1021"/>
        </table:table-row>
        <table:table-row table:style-name="ro6">
          <table:table-cell office:value-type="string">
            <text:p>model</text:p>
          </table:table-cell>
          <table:table-cell table:style-name="ce20" office:value-type="string">
            <text:p>BR-20</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21</text:p>
          </table:table-cell>
          <table:table-cell table:style-name="ce30"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22</text:p>
          </table:table-cell>
          <table:table-cell table:style-name="ce30" office:value-type="string">
            <text:p>exists(cbc:InvoicedQuantity)</text:p>
          </table:table-cell>
          <table:table-cell table:number-columns-repeated="1021"/>
        </table:table-row>
        <table:table-row table:style-name="ro6">
          <table:table-cell office:value-type="string">
            <text:p>model</text:p>
          </table:table-cell>
          <table:table-cell table:style-name="ce20" office:value-type="string">
            <text:p>BR-23</text:p>
          </table:table-cell>
          <table:table-cell table:style-name="ce30"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20" office:value-type="string">
            <text:p>BR-24</text:p>
          </table:table-cell>
          <table:table-cell table:style-name="ce30" office:value-type="string">
            <text:p>exists(cbc:LineExtensionAmount)</text:p>
          </table:table-cell>
          <table:table-cell table:number-columns-repeated="1021"/>
        </table:table-row>
        <table:table-row table:style-name="ro6">
          <table:table-cell office:value-type="string">
            <text:p>model</text:p>
          </table:table-cell>
          <table:table-cell table:style-name="ce20" office:value-type="string">
            <text:p>BR-25</text:p>
          </table:table-cell>
          <table:table-cell table:style-name="ce30" office:value-type="string">
            <text:p>exists(cac:Item/cbc:Name)</text:p>
          </table:table-cell>
          <table:table-cell table:number-columns-repeated="1021"/>
        </table:table-row>
        <table:table-row table:style-name="ro6">
          <table:table-cell office:value-type="string">
            <text:p>model</text:p>
          </table:table-cell>
          <table:table-cell table:style-name="ce20" office:value-type="string">
            <text:p>BR-26</text:p>
          </table:table-cell>
          <table:table-cell table:style-name="ce30" office:value-type="string">
            <text:p>exists(cac:Price/cbc:PriceAmount)</text:p>
          </table:table-cell>
          <table:table-cell table:number-columns-repeated="1021"/>
        </table:table-row>
        <table:table-row table:style-name="ro6">
          <table:table-cell office:value-type="string">
            <text:p>model</text:p>
          </table:table-cell>
          <table:table-cell table:style-name="ce20" office:value-type="string">
            <text:p>BR-27</text:p>
          </table:table-cell>
          <table:table-cell table:style-name="ce30" office:value-type="string">
            <text:p>(cac:Price/cbc:PriceAmount) &gt;= 0</text:p>
          </table:table-cell>
          <table:table-cell table:number-columns-repeated="1021"/>
        </table:table-row>
        <table:table-row table:style-name="ro14">
          <table:table-cell office:value-type="string">
            <text:p>model</text:p>
          </table:table-cell>
          <table:table-cell table:style-name="ce20" office:value-type="string">
            <text:p>BR-28</text:p>
          </table:table-cell>
          <table:table-cell table:style-name="ce30" office:value-type="string">
            <text:p>(cac:Price/cac:AllowanceCharge/cbc:BaseAmount) &gt;= 0 or not(exists(cac:Price/cac:AllowanceCharge/cbc:BaseAmount))</text:p>
          </table:table-cell>
          <table:table-cell table:number-columns-repeated="3"/>
          <table:table-cell table:style-name="ce59" office:value-type="string">
            <text:p>Don't use this mapping!</text:p>
          </table:table-cell>
          <table:table-cell table:number-columns-repeated="1017"/>
        </table:table-row>
        <table:table-row table:style-name="ro14">
          <table:table-cell office:value-type="string">
            <text:p>model</text:p>
          </table:table-cell>
          <table:table-cell table:style-name="ce20"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20"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20" office:value-type="string">
            <text:p>BR-31</text:p>
          </table:table-cell>
          <table:table-cell table:style-name="ce30"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2</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3</text:p>
          </table:table-cell>
          <table:table-cell table:style-name="ce30" office:value-type="string">
            <text:p>exists(cbc:AllowanceChargeReason)<text:span text:style-name="T1"> or </text:span><text:span text:style-name="T1">exists(cbc:Allo</text:span><text:span text:style-name="T1">wanceCharge</text:span><text:span text:style-name="T1">ReasonCode)</text:span></text:p>
          </table:table-cell>
          <table:table-cell table:number-columns-repeated="1021"/>
        </table:table-row>
        <table:table-row table:style-name="ro6">
          <table:table-cell office:value-type="string">
            <text:p>model</text:p>
          </table:table-cell>
          <table:table-cell table:style-name="ce20" office:value-type="string">
            <text:p>BR-36</text:p>
          </table:table-cell>
          <table:table-cell table:style-name="ce30"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7</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8</text:p>
          </table:table-cell>
          <table:table-cell table:style-name="ce30" office:value-type="string">
            <text:p>exists(cbc:AllowanceChargeReason)<text:span text:style-name="T8"> </text:span><text:span text:style-name="T1">or </text:span><text:span text:style-name="T1">exists(cbc:Allo</text:span><text:span text:style-name="T1">wanceCharge</text:span><text:span text:style-name="T1">ReasonCode)</text:span></text:p>
          </table:table-cell>
          <table:table-cell table:number-columns-repeated="1021"/>
        </table:table-row>
        <table:table-row table:style-name="ro6">
          <table:table-cell office:value-type="string">
            <text:p>model</text:p>
          </table:table-cell>
          <table:table-cell table:style-name="ce20" office:value-type="string">
            <text:p>BR-41</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2</text:p>
          </table:table-cell>
          <table:table-cell table:style-name="ce30" office:value-type="string">
            <text:p>exists(cbc:AllowanceChargeReason)<text:span text:style-name="T1"> or </text:span><text:span text:style-name="T1">exists(cbc:Allo</text:span><text:span text:style-name="T1">wanceCharge</text:span><text:span text:style-name="T1">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3</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4</text:p>
          </table:table-cell>
          <table:table-cell table:style-name="ce30" office:value-type="string">
            <text:p>exists(cbc:AllowanceChargeReason)<text:span text:style-name="T8"> </text:span><text:span text:style-name="T1">or </text:span><text:span text:style-name="T1">exists(cbc:Allo</text:span><text:span text:style-name="T1">wanceCharge</text:span><text:span text:style-name="T1">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5</text:p>
          </table:table-cell>
          <table:table-cell table:style-name="ce30" office:value-type="string">
            <text:p>exists(cbc:TaxableAmount)</text:p>
          </table:table-cell>
          <table:table-cell table:number-columns-repeated="1021"/>
        </table:table-row>
        <table:table-row table:style-name="ro6">
          <table:table-cell office:value-type="string">
            <text:p>model</text:p>
          </table:table-cell>
          <table:table-cell table:style-name="ce20" office:value-type="string">
            <text:p>BR-46</text:p>
          </table:table-cell>
          <table:table-cell table:style-name="ce30" office:value-type="string">
            <text:p>exists(cbc:TaxAmount)</text:p>
          </table:table-cell>
          <table:table-cell table:number-columns-repeated="1021"/>
        </table:table-row>
        <table:table-row table:style-name="ro6">
          <table:table-cell office:value-type="string">
            <text:p>model</text:p>
          </table:table-cell>
          <table:table-cell table:style-name="ce20" office:value-type="string">
            <text:p>BR-47</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48</text:p>
          </table:table-cell>
          <table:table-cell table:style-name="ce30"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20" office:value-type="string">
            <text:p>BR-49</text:p>
          </table:table-cell>
          <table:table-cell table:style-name="ce30" office:value-type="string">
            <text:p>exists(cbc:PaymentMeansCode)</text:p>
          </table:table-cell>
          <table:table-cell table:number-columns-repeated="1021"/>
        </table:table-row>
        <table:table-row table:style-name="ro6">
          <table:table-cell office:value-type="string">
            <text:p>model</text:p>
          </table:table-cell>
          <table:table-cell table:style-name="ce20" office:value-type="string">
            <text:p>BR-50</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20" office:value-type="string">
            <text:p>BR-51</text:p>
          </table:table-cell>
          <table:table-cell table:style-name="ce29"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20" office:value-type="string">
            <text:p>BR-52</text:p>
          </table:table-cell>
          <table:table-cell table:style-name="ce30" office:value-type="string">
            <text:p>exists(cbc:ID)</text:p>
          </table:table-cell>
          <table:table-cell table:number-columns-repeated="1021"/>
        </table:table-row>
        <table:table-row table:style-name="ro15">
          <table:table-cell office:value-type="string">
            <text:p>model</text:p>
          </table:table-cell>
          <table:table-cell table:style-name="ce20" office:value-type="string">
            <text:p>BR-53</text:p>
          </table:table-cell>
          <table:table-cell table:style-name="ce33"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20" office:value-type="string">
            <text:p>BR-54</text:p>
          </table:table-cell>
          <table:table-cell table:style-name="ce30" office:value-type="string">
            <text:p>exists(cbc:Name) and exists(cbc:Value)</text:p>
          </table:table-cell>
          <table:table-cell table:number-columns-repeated="1021"/>
        </table:table-row>
        <table:table-row table:style-name="ro4">
          <table:table-cell office:value-type="string">
            <text:p>model</text:p>
          </table:table-cell>
          <table:table-cell table:style-name="ce20" office:value-type="string">
            <text:p>BR-55</text:p>
          </table:table-cell>
          <table:table-cell table:style-name="ce29" office:value-type="string">
            <text:p><text:span text:style-name="T3">exists(</text:span><text:span text:style-name="T15">cac:Invoi</text:span><text:span text:style-name="T15">ceDocumentRef</text:span><text:span text:style-name="T15">erence/</text:span><text:span text:style-name="T3">cbc:ID)</text:span></text:p>
          </table:table-cell>
          <table:table-cell table:number-columns-repeated="1021"/>
        </table:table-row>
        <table:table-row table:style-name="ro4">
          <table:table-cell office:value-type="string">
            <text:p>model</text:p>
          </table:table-cell>
          <table:table-cell table:style-name="ce20" office:value-type="string">
            <text:p>BR-56</text:p>
          </table:table-cell>
          <table:table-cell table:style-name="ce34" office:value-type="string">
            <text:p>exists(cac:PartyTaxScheme/cbc:CompanyID)</text:p>
          </table:table-cell>
          <table:table-cell table:number-columns-repeated="1021"/>
        </table:table-row>
        <table:table-row table:style-name="ro4">
          <table:table-cell office:value-type="string">
            <text:p>model</text:p>
          </table:table-cell>
          <table:table-cell table:style-name="ce20" office:value-type="string">
            <text:p>BR-57</text:p>
          </table:table-cell>
          <table:table-cell table:style-name="ce34" office:value-type="string">
            <text:p>exists(cac:Country/cbc:IdentificationCode)</text:p>
          </table:table-cell>
          <table:table-cell table:number-columns-repeated="1021"/>
        </table:table-row>
        <table:table-row table:style-name="ro16">
          <table:table-cell office:value-type="string">
            <text:p>model</text:p>
          </table:table-cell>
          <table:table-cell table:style-name="ce20" office:value-type="string">
            <text:p>BR-61</text:p>
          </table:table-cell>
          <table:table-cell table:style-name="ce35" office:value-type="string">
            <text:p><text:span text:style-name="T16">(exists(cac:Pa</text:span><text:span text:style-name="T16">yeeFinancialA</text:span><text:span text:style-name="T16">ccount/cbc:ID</text:span><text:span text:style-name="T16">) and </text:span><text:span text:style-name="T16">((cbc:Paymen</text:span><text:span text:style-name="T16">tMeansCode = </text:span><text:span text:style-name="T16">'30') or </text:span><text:span text:style-name="T16">(</text:span><text:span text:style-name="T17">cbc:Payment</text:span><text:span text:style-name="T17">MeansCode = </text:span><text:span text:style-name="T17">'57'</text:span><text:span text:style-name="T16">) )) <text:s/>or </text:span><text:span text:style-name="T16">not(cbc:Paym</text:span><text:span text:style-name="T16">entMeansCod</text:span><text:span text:style-name="T16">e = '30') or </text:span><text:span text:style-name="T16">not(cbc:Paym</text:span><text:span text:style-name="T16">entMeansCod</text:span><text:span text:style-name="T16">e = '57')</text:span></text:p>
          </table:table-cell>
          <table:table-cell table:number-columns-repeated="1021"/>
        </table:table-row>
        <table:table-row table:style-name="ro4">
          <table:table-cell office:value-type="string">
            <text:p>model</text:p>
          </table:table-cell>
          <table:table-cell table:style-name="ce20" office:value-type="string">
            <text:p>BR-62</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3</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4</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5</text:p>
          </table:table-cell>
          <table:table-cell table:style-name="ce34" office:value-type="string">
            <text:p>exists(@listID)</text:p>
          </table:table-cell>
          <table:table-cell table:number-columns-repeated="1021"/>
        </table:table-row>
        <table:table-row table:style-name="ro19">
          <table:table-cell office:value-type="string">
            <text:p>model</text:p>
          </table:table-cell>
          <table:table-cell table:style-name="ce20" office:value-type="string">
            <text:p>BR-CO-03</text:p>
          </table:table-cell>
          <table:table-cell table:style-name="ce36"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0">
          <table:table-cell office:value-type="string">
            <text:p>model</text:p>
          </table:table-cell>
          <table:table-cell table:style-name="ce20" office:value-type="string">
            <text:p>BR-CO-04</text:p>
          </table:table-cell>
          <table:table-cell table:style-name="ce37" office:value-type="string">
            <text:p>(cac:Item/cac:ClassifiedTaxCategory/cbc:ID)</text:p>
          </table:table-cell>
          <table:table-cell table:number-columns-repeated="1021"/>
        </table:table-row>
        <table:table-row table:style-name="ro6">
          <table:table-cell office:value-type="string">
            <text:p>model</text:p>
          </table:table-cell>
          <table:table-cell table:style-name="ce20" office:value-type="string">
            <text:p>BR-CO-05</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6</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7</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8</text:p>
          </table:table-cell>
          <table:table-cell table:style-name="ce38" office:value-type="string">
            <text:p>true()</text:p>
          </table:table-cell>
          <table:table-cell table:number-columns-repeated="3"/>
          <table:table-cell table:style-name="ce59" office:value-type="string">
            <text:p>This is impossible to test. We should maybe specify that just one of them should be informed.</text:p>
          </table:table-cell>
          <table:table-cell table:number-columns-repeated="1017"/>
        </table:table-row>
        <table:table-row table:style-name="ro14">
          <table:table-cell office:value-type="string">
            <text:p>model</text:p>
          </table:table-cell>
          <table:table-cell table:style-name="ce20" office:value-type="string">
            <text:p>BR-CO-09</text:p>
          </table:table-cell>
          <table:table-cell table:style-name="ce39" office:value-type="string">
            <text:p>not(//cac:TaxTotal/*/*/*/cbc:ID = 'VAT') or (starts-with(cbc:CompanyID,../cac:PostalAddress/cac:Country/cbc:IdentificationCode))</text:p>
          </table:table-cell>
          <table:table-cell table:number-columns-repeated="1021"/>
        </table:table-row>
        <table:table-row table:style-name="ro14">
          <table:table-cell office:value-type="string">
            <text:p>model</text:p>
          </table:table-cell>
          <table:table-cell table:style-name="ce20" office:value-type="string">
            <text:p>BR-CO-10</text:p>
          </table:table-cell>
          <table:table-cell table:style-name="ce24" office:value-type="string">
            <text:p>(cbc:LineExtensionAmount) = (round(sum(//cac:InvoiceLine/xs:decimal(cbc:LineExtensionAmount)) * 10 * 10) div 100)</text:p>
          </table:table-cell>
          <table:table-cell table:number-columns-repeated="1021"/>
        </table:table-row>
        <table:table-row table:style-name="ro21">
          <table:table-cell office:value-type="string">
            <text:p>model</text:p>
          </table:table-cell>
          <table:table-cell table:style-name="ce20" office:value-type="string">
            <text:p>BR-CO-11</text:p>
          </table:table-cell>
          <table:table-cell table:style-name="ce24"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1">
          <table:table-cell office:value-type="string">
            <text:p>model</text:p>
          </table:table-cell>
          <table:table-cell table:style-name="ce20" office:value-type="string">
            <text:p>BR-CO-12</text:p>
          </table:table-cell>
          <table:table-cell table:style-name="ce24"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2">
          <table:table-cell office:value-type="string">
            <text:p>model</text:p>
          </table:table-cell>
          <table:table-cell table:style-name="ce20" office:value-type="string">
            <text:p>BR-CO-13</text:p>
          </table:table-cell>
          <table:table-cell table:style-name="ce2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6">
          <table:table-cell office:value-type="string">
            <text:p>model</text:p>
          </table:table-cell>
          <table:table-cell table:style-name="ce20" office:value-type="string">
            <text:p>BR-CO-14</text:p>
          </table:table-cell>
          <table:table-cell table:style-name="ce33"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1017"/>
        </table:table-row>
        <table:table-row table:style-name="ro23">
          <table:table-cell office:value-type="string">
            <text:p>model</text:p>
          </table:table-cell>
          <table:table-cell table:style-name="ce20" office:value-type="string">
            <text:p>BR-CO-15</text:p>
          </table:table-cell>
          <table:table-cell table:style-name="ce40" office:value-type="string">
            <text:p><text:span text:style-name="T18">every </text:span><text:span text:style-name="T18">$doccurrency </text:span><text:span text:style-name="T18">in </text:span><text:span text:style-name="T18">//cbc:Docume</text:span><text:span text:style-name="T18">ntCurrencyCo</text:span><text:span text:style-name="T18">de satisfies </text:span><text:span text:style-name="T19">(cbc:TaxInclus</text:span><text:span text:style-name="T19">iveAmount = </text:span><text:span text:style-name="T20">round</text:span><text:span text:style-name="T19">( (cbc:T</text:span><text:span text:style-name="T19">axExclusiveA</text:span><text:span text:style-name="T19">mount + </text:span><text:span text:style-name="T19">//cac:TaxTotal</text:span><text:span text:style-name="T19">/</text:span><text:span text:style-name="T20">xs:decimal</text:span><text:span text:style-name="T19">(c</text:span><text:span text:style-name="T19">bc:TaxAmount</text:span><text:span text:style-name="T19">[@currencyID</text:span><text:span text:style-name="T19">=$doccurrenc</text:span><text:span text:style-name="T19">y])) * 10 * </text:span><text:span text:style-name="T19">10) div 100)</text:span></text:p>
          </table:table-cell>
          <table:table-cell table:number-columns-repeated="1021"/>
        </table:table-row>
        <table:table-row table:style-name="ro24">
          <table:table-cell office:value-type="string">
            <text:p>model</text:p>
          </table:table-cell>
          <table:table-cell table:style-name="ce20" office:value-type="string">
            <text:p>BR-CO-16</text:p>
          </table:table-cell>
          <table:table-cell table:style-name="ce4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20" office:value-type="string">
            <text:p>BR-CO-17</text:p>
          </table:table-cell>
          <table:table-cell table:style-name="ce30" office:value-type="string">
            <text:p>cbc:TaxAmount = round(cbc:TaxableAmount * (cac:TaxCategory/cbc:Percent div 100) * 10 * 10) div 100 </text:p>
          </table:table-cell>
          <table:table-cell table:number-columns-repeated="3"/>
          <table:table-cell table:style-name="ce19"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20" office:value-type="string">
            <text:p>BR-CO-18</text:p>
          </table:table-cell>
          <table:table-cell table:style-name="ce34" office:value-type="string">
            <text:p>exists(cac:TaxTotal/cac:TaxSubtotal)</text:p>
          </table:table-cell>
          <table:table-cell table:number-columns-repeated="1021"/>
        </table:table-row>
        <table:table-row table:style-name="ro4">
          <table:table-cell office:value-type="string">
            <text:p>model</text:p>
          </table:table-cell>
          <table:table-cell table:style-name="ce20" office:value-type="string">
            <text:p>BR-CO-19</text:p>
          </table:table-cell>
          <table:table-cell table:style-name="ce42" office:value-type="string">
            <text:p>exists(cbc:StartDate) or exists(cbc:EndDate)</text:p>
          </table:table-cell>
          <table:table-cell table:number-columns-repeated="1021"/>
        </table:table-row>
        <table:table-row table:style-name="ro4">
          <table:table-cell office:value-type="string">
            <text:p>model</text:p>
          </table:table-cell>
          <table:table-cell table:style-name="ce20" office:value-type="string">
            <text:p>BR-CO-20</text:p>
          </table:table-cell>
          <table:table-cell table:style-name="ce42" office:value-type="string">
            <text:p>exists(cbc:StartDate) or exists(cbc:EndDate)</text:p>
          </table:table-cell>
          <table:table-cell table:number-columns-repeated="1021"/>
        </table:table-row>
        <table:table-row table:style-name="ro6">
          <table:table-cell office:value-type="string">
            <text:p>model</text:p>
          </table:table-cell>
          <table:table-cell table:style-name="ce20" office:value-type="string">
            <text:p>BR-CO-21</text:p>
          </table:table-cell>
          <table:table-cell table:style-name="ce30" office:value-type="string">
            <text:p>exists(cbc:AllowanceChargeReason)<text:span text:style-name="T1"> or </text:span><text:span text:style-name="T1">exists(cbc:Allo</text:span><text:span text:style-name="T1">wanceCharge</text:span><text:span text:style-name="T1">ReasonCode)</text:span></text:p>
          </table:table-cell>
          <table:table-cell table:number-columns-repeated="3"/>
          <table:table-cell table:style-name="ce59" office:value-type="string">
            <text:p>Repetition BR-33</text:p>
          </table:table-cell>
          <table:table-cell table:number-columns-repeated="1017"/>
        </table:table-row>
        <table:table-row table:style-name="ro6">
          <table:table-cell office:value-type="string">
            <text:p>model</text:p>
          </table:table-cell>
          <table:table-cell table:style-name="ce20" office:value-type="string">
            <text:p>BR-CO-22</text:p>
          </table:table-cell>
          <table:table-cell table:style-name="ce30" office:value-type="string">
            <text:p>exists(cbc:AllowanceChargeReason)<text:span text:style-name="T2"> or </text:span><text:span text:style-name="T2">exists(cbc:Allo</text:span><text:span text:style-name="T2">wanceCharge</text:span><text:span text:style-name="T2">ReasonCode)</text:span></text:p>
          </table:table-cell>
          <table:table-cell table:number-columns-repeated="3"/>
          <table:table-cell table:style-name="ce59" office:value-type="string">
            <text:p>Repetition BR-38</text:p>
          </table:table-cell>
          <table:table-cell table:number-columns-repeated="1017"/>
        </table:table-row>
        <table:table-row table:style-name="ro6">
          <table:table-cell office:value-type="string">
            <text:p>model</text:p>
          </table:table-cell>
          <table:table-cell table:style-name="ce20" office:value-type="string">
            <text:p>BR-CO-23</text:p>
          </table:table-cell>
          <table:table-cell table:style-name="ce30" office:value-type="string">
            <text:p>exists(cbc:AllowanceChargeReason)<text:span text:style-name="T2"> or </text:span><text:span text:style-name="T2">exists(cbc:Allo</text:span><text:span text:style-name="T2">wanceCharge</text:span><text:span text:style-name="T2">ReasonCode)</text:span></text:p>
          </table:table-cell>
          <table:table-cell table:number-columns-repeated="3"/>
          <table:table-cell table:style-name="ce59" office:value-type="string">
            <text:p>Repetition BR-42</text:p>
          </table:table-cell>
          <table:table-cell table:number-columns-repeated="1017"/>
        </table:table-row>
        <table:table-row table:style-name="ro6">
          <table:table-cell office:value-type="string">
            <text:p>model</text:p>
          </table:table-cell>
          <table:table-cell table:style-name="ce20" office:value-type="string">
            <text:p>BR-CO-24</text:p>
          </table:table-cell>
          <table:table-cell table:style-name="ce30" office:value-type="string">
            <text:p>exists(cbc:AllowanceChargeReason)<text:span text:style-name="T8"> </text:span><text:span text:style-name="T2">or </text:span><text:span text:style-name="T2">exists(cbc:Allo</text:span><text:span text:style-name="T2">wanceCharge</text:span><text:span text:style-name="T2">ReasonCode)</text:span></text:p>
          </table:table-cell>
          <table:table-cell table:number-columns-repeated="3"/>
          <table:table-cell table:style-name="ce59" office:value-type="string">
            <text:p>Repetition BR-44</text:p>
          </table:table-cell>
          <table:table-cell table:number-columns-repeated="1017"/>
        </table:table-row>
        <table:table-row table:style-name="ro4">
          <table:table-cell office:value-type="string">
            <text:p>model</text:p>
          </table:table-cell>
          <table:table-cell table:style-name="ce20" office:value-type="string">
            <text:p>BR-CO-25</text:p>
          </table:table-cell>
          <table:table-cell table:style-name="ce34" office:value-type="string">
            <text:p>((. &gt; 0) and (exists(//cbc:DueDate) or exists(//cac:PaymentTerms/cbc:Note))) or (. = 0)</text:p>
          </table:table-cell>
          <table:table-cell table:number-columns-repeated="1021"/>
        </table:table-row>
        <table:table-row table:style-name="ro5">
          <table:table-cell office:value-type="string">
            <text:p>model</text:p>
          </table:table-cell>
          <table:table-cell table:style-name="ce20" office:value-type="string">
            <text:p>BR-CO-26</text:p>
          </table:table-cell>
          <table:table-cell table:style-name="ce42" office:value-type="string">
            <text:p>exists(cac:Party/cac:PartyTaxScheme/cbc:CompanyID) or exists(cac:Party/cac:PartyIdentification/cbc:ID) or exists(cac:Party/cac:PartyLegalEntity/cbc:CompanyID)</text:p>
          </table:table-cell>
          <table:table-cell table:number-columns-repeated="1021"/>
        </table:table-row>
        <table:table-row table:style-name="ro7">
          <table:table-cell office:value-type="string">
            <text:p>model</text:p>
          </table:table-cell>
          <table:table-cell table:style-name="ce20" office:value-type="string">
            <text:p>BR-S-01</text:p>
          </table:table-cell>
          <table:table-cell table:style-name="ce43"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0">
          <table:table-cell office:value-type="string">
            <text:p>model</text:p>
          </table:table-cell>
          <table:table-cell table:style-name="ce20" office:value-type="string">
            <text:p>BR-S-02</text:p>
          </table:table-cell>
          <table:table-cell table:style-name="ce44" office:value-type="string">
            <text:p><text:span text:style-name="T3">(exists(//</text:span><text:span text:style-name="T15">cac:Cl</text:span><text:span text:style-name="T15">assifiedTaxCate</text:span><text:span text:style-name="T15">gory[cbc:ID = </text:span><text:span text:style-name="T15">'S']</text:span><text:span text:style-name="T3">) 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3">exists(//cac:Ac</text:span><text:span text:style-name="T3">countingSuppli</text:span><text:span text:style-name="T3">erParty/cac:Par</text:span><text:span text:style-name="T3">ty/cac:PartyLeg</text:span><text:span text:style-name="T3">alEntity/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cac</text:span><text:span text:style-name="T21">:ClassifiedTaxC</text:span><text:span text:style-name="T21">ategory[cbc:ID </text:span><text:span text:style-name="T21">= 'S']))</text:span></text:p>
          </table:table-cell>
          <table:table-cell table:number-columns-repeated="1021"/>
        </table:table-row>
        <table:table-row table:style-name="ro10">
          <table:table-cell office:value-type="string">
            <text:p>model</text:p>
          </table:table-cell>
          <table:table-cell table:style-name="ce20" office:value-type="string">
            <text:p>BR-S-03</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false']/c</text:span><text:span text:style-name="T15">ac:TaxCategory</text:span><text:span text:style-name="T15">[cbc:ID='S']</text:span><text:span text:style-name="T3">) </text:span><text:span text:style-name="T3">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3">exists(//cac:Ac</text:span><text:span text:style-name="T3">countingSuppli</text:span><text:span text:style-name="T3">erParty/cac:Par</text:span><text:span text:style-name="T3">ty/cac:PartyLeg</text:span><text:span text:style-name="T3">alEntity/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text:span><text:span text:style-name="T22">cac</text:span><text:span text:style-name="T22">:AllowanceChar</text:span><text:span text:style-name="T22">ge[cbc:ChargeI</text:span><text:span text:style-name="T22">ndicator='false'</text:span><text:span text:style-name="T22">]/cac:TaxCateg</text:span><text:span text:style-name="T22">ory[cbc:ID='S']</text:span><text:span text:style-name="T21">))</text:span></text:p>
          </table:table-cell>
          <table:table-cell table:number-columns-repeated="1021"/>
        </table:table-row>
        <table:table-row table:style-name="ro10">
          <table:table-cell office:value-type="string">
            <text:p>model</text:p>
          </table:table-cell>
          <table:table-cell table:style-name="ce20" office:value-type="string">
            <text:p>BR-S-04</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true']/c</text:span><text:span text:style-name="T15">ac:TaxCategory</text:span><text:span text:style-name="T15">[cbc:ID='S']</text:span><text:span text:style-name="T3">) </text:span><text:span text:style-name="T3">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3">exists(//cac:Ac</text:span><text:span text:style-name="T3">countingSuppli</text:span><text:span text:style-name="T3">erParty/cac:Par</text:span><text:span text:style-name="T3">ty/cac:PartyLeg</text:span><text:span text:style-name="T3">alEntity/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text:span><text:span text:style-name="T22">cac</text:span><text:span text:style-name="T22">:AllowanceChar</text:span><text:span text:style-name="T22">ge[cbc:ChargeI</text:span><text:span text:style-name="T22">ndicator='true']</text:span><text:span text:style-name="T22">/cac:TaxCatego</text:span><text:span text:style-name="T22">ry[cbc:ID='S']</text:span><text:span text:style-name="T21">)</text:span><text:span text:style-name="T21">)</text:span></text:p>
          </table:table-cell>
          <table:table-cell table:number-columns-repeated="1021"/>
        </table:table-row>
        <table:table-row table:style-name="ro4">
          <table:table-cell office:value-type="string">
            <text:p>model</text:p>
          </table:table-cell>
          <table:table-cell table:style-name="ce20" office:value-type="string">
            <text:p>BR-S-05</text:p>
          </table:table-cell>
          <table:table-cell table:style-name="ce45"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6</text:p>
          </table:table-cell>
          <table:table-cell table:style-name="ce45"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7</text:p>
          </table:table-cell>
          <table:table-cell table:style-name="ce45" office:value-type="string">
            <text:p>(cbc:Percent) &gt; 0</text:p>
          </table:table-cell>
          <table:table-cell table:number-columns-repeated="1021"/>
        </table:table-row>
        <table:table-row table:style-name="ro12">
          <table:table-cell office:value-type="string">
            <text:p>model</text:p>
          </table:table-cell>
          <table:table-cell table:style-name="ce20" office:value-type="string">
            <text:p>BR-S-08</text:p>
          </table:table-cell>
          <table:table-cell table:style-name="ce43" office:value-type="string">
            <text:p><text:span text:style-name="T23">every $rate in </text:span><text:span text:style-name="T23">cbc:Percent </text:span><text:span text:style-name="T23">satisfies</text:span><text:span text:style-name="T23"><text:line-break/></text:span><text:span text:style-name="T23">(../cbc:Taxable</text:span><text:span text:style-name="T23">Amount = </text:span><text:span text:style-name="T23">(sum(//cac:Inv</text:span><text:span text:style-name="T23">oiceLine[cac:It</text:span><text:span text:style-name="T23">em/cac:Classifi</text:span><text:span text:style-name="T23">edTaxCategory/</text:span><text:span text:style-name="T23">cbc:ID='S']</text:span><text:span text:style-name="T23">[</text:span><text:span text:style-name="T24">cac:Item/cac:</text:span><text:span text:style-name="T24">ClassifiedTaxCa</text:span><text:span text:style-name="T24">tegory/</text:span><text:span text:style-name="T23">cbc:Perc</text:span><text:span text:style-name="T23">ent </text:span><text:span text:style-name="T23">=$rate]/xs:deci</text:span><text:span text:style-name="T23">mal(cbc:LineEx</text:span><text:span text:style-name="T23">tensionAmount</text:span><text:span text:style-name="T23">)) + </text:span><text:span text:style-name="T23">sum(/ubl:Invoi</text:span><text:span text:style-name="T23">ce/cac:Allowan</text:span><text:span text:style-name="T23">ceCharge[cbc:C</text:span><text:span text:style-name="T23">hargeIndicator</text:span><text:span text:style-name="T23">='true']</text:span><text:span text:style-name="T23">[cac:TaxCatego</text:span><text:span text:style-name="T23">ryCode/cbc:ID</text:span><text:span text:style-name="T23">='S']</text:span><text:span text:style-name="T23">[cac:TaxCatego</text:span><text:span text:style-name="T23">ry/cbc:Percent </text:span><text:span text:style-name="T23">= </text:span><text:span text:style-name="T23">$rate]/xs:deci</text:span><text:span text:style-name="T23">mal(cbc:Amoun</text:span><text:span text:style-name="T23">t)) - </text:span><text:span text:style-name="T23">sum(/ubl:Invoi</text:span><text:span text:style-name="T23">ce/cac:Allowan</text:span><text:span text:style-name="T23">ceCharge[cbc:C</text:span><text:span text:style-name="T23">hargeIndicator</text:span><text:span text:style-name="T23">='false']</text:span><text:span text:style-name="T23">[cac:TaxCatego</text:span><text:span text:style-name="T23">ryCode/cbc:ID</text:span><text:span text:style-name="T23">='S']</text:span><text:span text:style-name="T23">[cac:TaxCatego</text:span><text:span text:style-name="T23">ry/cbc:Percent </text:span><text:span text:style-name="T23">= </text:span><text:span text:style-name="T23">$rate]/xs:deci</text:span><text:span text:style-name="T23">mal(cbc:Amoun</text:span><text:span text:style-name="T23">t)))</text:span><text:span text:style-name="T25">)</text:span></text:p>
          </table:table-cell>
          <table:table-cell table:number-columns-repeated="3"/>
          <table:table-cell table:style-name="ce42"/>
          <table:table-cell table:number-columns-repeated="1017"/>
        </table:table-row>
        <table:table-row table:style-name="ro6">
          <table:table-cell office:value-type="string">
            <text:p>model</text:p>
          </table:table-cell>
          <table:table-cell table:style-name="ce20"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42"/>
          <table:table-cell table:number-columns-repeated="1017"/>
        </table:table-row>
        <table:table-row table:style-name="ro6">
          <table:table-cell office:value-type="string">
            <text:p>model</text:p>
          </table:table-cell>
          <table:table-cell table:style-name="ce20" office:value-type="string">
            <text:p>BR-S-10</text:p>
          </table:table-cell>
          <table:table-cell table:style-name="ce30" office:value-type="string">
            <text:p>not(cbc:TaxExemptionReason) and not(cbc:TaxExemptionReasonCode)</text:p>
          </table:table-cell>
          <table:table-cell table:number-columns-repeated="3"/>
          <table:table-cell table:style-name="ce42"/>
          <table:table-cell table:number-columns-repeated="1017"/>
        </table:table-row>
        <table:table-row table:style-name="ro9">
          <table:table-cell office:value-type="string">
            <text:p>model</text:p>
          </table:table-cell>
          <table:table-cell table:style-name="ce20" office:value-type="string">
            <text:p>BR-Z-01</text:p>
          </table:table-cell>
          <table:table-cell table:style-name="ce43" office:value-type="string">
            <text:p><text:span text:style-name="T23">((exists(//cac:T</text:span><text:span text:style-name="T23">axCategory/cbc</text:span><text:span text:style-name="T23">:ID[. = 'Z']) or </text:span><text:span text:style-name="T23">exists(//cac:Cla</text:span><text:span text:style-name="T23">ssifiedTaxCateg</text:span><text:span text:style-name="T23">ory/cbc:ID[. = </text:span><text:span text:style-name="T23">'Z'])) and </text:span><text:span text:style-name="T23">(count(cac:TaxT</text:span><text:span text:style-name="T23">otal/cac:TaxSu</text:span><text:span text:style-name="T23">btotal/cac:TaxC</text:span><text:span text:style-name="T23">ategory/cbc:ID</text:span><text:span text:style-name="T23">[. = 'Z']) = 1)) </text:span><text:span text:style-name="T23">or </text:span><text:span text:style-name="T23">(not(</text:span><text:span text:style-name="T24">//cac:TaxC</text:span><text:span text:style-name="T24">ategory/cbc:ID</text:span><text:span text:style-name="T24">[. = 'Z']) and </text:span><text:span text:style-name="T24">not(//cac:Classi</text:span><text:span text:style-name="T24">fiedTaxCategor</text:span><text:span text:style-name="T24">y/cbc:ID[. = </text:span><text:span text:style-name="T24">'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Z-02</text:p>
          </table:table-cell>
          <table:table-cell table:style-name="ce44" office:value-type="string">
            <text:p><text:span text:style-name="T3">(exists(//</text:span><text:span text:style-name="T15">cac:Cl</text:span><text:span text:style-name="T15">assifiedTaxCate</text:span><text:span text:style-name="T15">gory[cbc:ID = </text:span><text:span text:style-name="T15">'Z']</text:span><text:span text:style-name="T3">) 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cac</text:span><text:span text:style-name="T21">:ClassifiedTaxC</text:span><text:span text:style-name="T21">ategory[cbc:ID </text:span><text:span text:style-name="T21">=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Z-03</text:p>
          </table:table-cell>
          <table:table-cell table:style-name="ce44" office:value-type="string">
            <text:p><text:span text:style-name="T10">(exists(//</text:span><text:span text:style-name="T24">cac:Al</text:span><text:span text:style-name="T24">lowanceCharge</text:span><text:span text:style-name="T24">[cbc:ChargeInd</text:span><text:span text:style-name="T24">icator='false']/c</text:span><text:span text:style-name="T24">ac:TaxCategory</text:span><text:span text:style-name="T24">[cbc:ID='Z']</text:span><text:span text:style-name="T10">) </text:span><text:span text:style-name="T10">and </text:span><text:span text:style-name="T10">(exists(//cac:A</text:span><text:span text:style-name="T10">ccountingSuppli</text:span><text:span text:style-name="T10">erParty/cac:Par</text:span><text:span text:style-name="T10">ty/cac:PartyTax</text:span><text:span text:style-name="T10">Scheme/cbc:Co</text:span><text:span text:style-name="T10">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cac</text:span><text:span text:style-name="T21">:ClassifiedTaxC</text:span><text:span text:style-name="T21">ategory[cbc:ID </text:span><text:span text:style-name="T21">=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Z-04</text:p>
          </table:table-cell>
          <table:table-cell table:style-name="ce12" office:value-type="string">
            <text:p><text:span text:style-name="T26">(exists(//</text:span><text:span text:style-name="T15">cac:Al</text:span><text:span text:style-name="T15">lowanceCharge</text:span><text:span text:style-name="T15">[cbc:ChargeInd</text:span><text:span text:style-name="T15">icator='true']/c</text:span><text:span text:style-name="T15">ac:TaxCategory</text:span><text:span text:style-name="T15">[cbc:ID='Z']</text:span><text:span text:style-name="T26">) </text:span><text:span text:style-name="T26">and </text:span><text:span text:style-name="T26">(exists(//cac:A</text:span><text:span text:style-name="T26">ccountingSuppli</text:span><text:span text:style-name="T26">erParty/cac:Par</text:span><text:span text:style-name="T26">ty/cac:PartyTax</text:span><text:span text:style-name="T26">Scheme/cbc:Co</text:span><text:span text:style-name="T26">mpanyID)or </text:span><text:span text:style-name="T26">exists(//</text:span><text:span text:style-name="T14">cac:Ta</text:span><text:span text:style-name="T14">xRepresentativ</text:span><text:span text:style-name="T14">eParty/cac:Part</text:span><text:span text:style-name="T14">yTaxScheme/cb</text:span><text:span text:style-name="T14">c:CompanyID))</text:span><text:span text:style-name="T14">) or </text:span><text:span text:style-name="T14">not(exists(//cac</text:span><text:span text:style-name="T14">:ClassifiedTaxC</text:span><text:span text:style-name="T14">ategory[cbc:ID </text:span><text:span text:style-name="T14">= 'Z']))</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Z-08</text:p>
          </table:table-cell>
          <table:table-cell table:style-name="ce43" office:value-type="string">
            <text:p>../cbc:TaxableAmount = (sum(//cac:InvoiceLine[cac:Item/cac:ClassifiedTaxCategory/cbc:ID='Z']/xs:decimal(cbc:LineExtensionAmount)) + sum(/ubl:Invoice/cac:AllowanceCharge[cbc:ChargeIndicator='true'][cac:TaxCategoryCode/cbc:ID='Z']/xs:decimal(cbc:Amount)) - sum(/ubl:Invoice/cac:AllowanceCharge[cbc:ChargeIndicator='false'][cac:TaxCategoryCode/cbc:ID='Z']/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10</text:p>
          </table:table-cell>
          <table:table-cell table:style-name="ce30" office:value-type="string">
            <text:p>not(cbc:TaxExemptionReason) and <text:s/>not(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E-01</text:p>
          </table:table-cell>
          <table:table-cell table:style-name="ce46" office:value-type="string">
            <text:p><text:span text:style-name="T27">((exists(//cac:T</text:span><text:span text:style-name="T27">axCategory/cbc</text:span><text:span text:style-name="T27">:ID[. = 'E']) or </text:span><text:span text:style-name="T27">exists(//cac:Cla</text:span><text:span text:style-name="T27">ssifiedTaxCateg</text:span><text:span text:style-name="T27">ory/cbc:ID[. = </text:span><text:span text:style-name="T27">'E'])) and </text:span><text:span text:style-name="T27">(count(cac:TaxT</text:span><text:span text:style-name="T27">otal/cac:TaxSu</text:span><text:span text:style-name="T27">btotal/cac:TaxC</text:span><text:span text:style-name="T27">ategory/cbc:ID</text:span><text:span text:style-name="T27">[. = 'E']) = 1)) </text:span><text:span text:style-name="T27">or </text:span><text:span text:style-name="T27">(not(</text:span><text:span text:style-name="T15">//cac:TaxC</text:span><text:span text:style-name="T15">ategory/cbc:ID</text:span><text:span text:style-name="T15">[. = 'E']) and </text:span><text:span text:style-name="T15">not(//cac:Classi</text:span><text:span text:style-name="T15">fiedTaxCategor</text:span><text:span text:style-name="T15">y/cbc:ID[. = </text:span><text:span text:style-name="T15">'E']))</text:span></text:p>
          </table:table-cell>
          <table:table-cell table:number-columns-repeated="4"/>
          <table:table-cell table:style-name="ce42"/>
          <table:table-cell table:style-name="ce20"/>
          <table:table-cell table:number-columns-repeated="1015"/>
        </table:table-row>
        <table:table-row table:style-name="ro7">
          <table:table-cell office:value-type="string">
            <text:p>model</text:p>
          </table:table-cell>
          <table:table-cell table:style-name="ce20" office:value-type="string">
            <text:p>BR-E-02</text:p>
          </table:table-cell>
          <table:table-cell table:style-name="ce44" office:value-type="string">
            <text:p><text:span text:style-name="T3">(exists(//</text:span><text:span text:style-name="T15">cac:Cl</text:span><text:span text:style-name="T15">assifiedTaxCate</text:span><text:span text:style-name="T15">gory[cbc:ID = </text:span><text:span text:style-name="T15">'E']</text:span><text:span text:style-name="T3">) 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cac</text:span><text:span text:style-name="T21">:ClassifiedTaxC</text:span><text:span text:style-name="T21">ategory[cbc:ID </text:span><text:span text:style-name="T21">= 'E']))</text:span></text:p>
          </table:table-cell>
          <table:table-cell table:number-columns-repeated="4"/>
          <table:table-cell table:style-name="ce42"/>
          <table:table-cell table:style-name="ce20"/>
          <table:table-cell table:number-columns-repeated="1015"/>
        </table:table-row>
        <table:table-row table:style-name="ro7">
          <table:table-cell office:value-type="string">
            <text:p>model</text:p>
          </table:table-cell>
          <table:table-cell table:style-name="ce20" office:value-type="string">
            <text:p>BR-E-03</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false']/c</text:span><text:span text:style-name="T15">ac:TaxCategory</text:span><text:span text:style-name="T15">[cbc:ID='E']</text:span><text:span text:style-name="T3">) </text:span><text:span text:style-name="T3">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cac</text:span><text:span text:style-name="T21">:ClassifiedTaxC</text:span><text:span text:style-name="T21">ategory[cbc:ID </text:span><text:span text:style-name="T21">= 'E']))</text:span></text:p>
          </table:table-cell>
          <table:table-cell table:number-columns-repeated="4"/>
          <table:table-cell table:style-name="ce42"/>
          <table:table-cell table:style-name="ce20"/>
          <table:table-cell table:number-columns-repeated="1015"/>
        </table:table-row>
        <table:table-row table:style-name="ro7">
          <table:table-cell office:value-type="string">
            <text:p>model</text:p>
          </table:table-cell>
          <table:table-cell table:style-name="ce20" office:value-type="string">
            <text:p>BR-E-04</text:p>
          </table:table-cell>
          <table:table-cell table:style-name="ce12" office:value-type="string">
            <text:p><text:span text:style-name="T26">(exists(//</text:span><text:span text:style-name="T15">cac:Al</text:span><text:span text:style-name="T15">lowanceCharge</text:span><text:span text:style-name="T15">[cbc:ChargeInd</text:span><text:span text:style-name="T15">icator='true']/c</text:span><text:span text:style-name="T15">ac:TaxCategory</text:span><text:span text:style-name="T15">[cbc:ID='E']</text:span><text:span text:style-name="T26">) </text:span><text:span text:style-name="T26">and </text:span><text:span text:style-name="T26">(exists(//cac:A</text:span><text:span text:style-name="T26">ccountingSuppli</text:span><text:span text:style-name="T26">erParty/cac:Par</text:span><text:span text:style-name="T26">ty/cac:PartyTax</text:span><text:span text:style-name="T26">Scheme/cbc:Co</text:span><text:span text:style-name="T26">mpanyID)or </text:span><text:span text:style-name="T26">exists(//</text:span><text:span text:style-name="T14">cac:Ta</text:span><text:span text:style-name="T14">xRepresentativ</text:span><text:span text:style-name="T14">eParty/cac:Part</text:span><text:span text:style-name="T14">yTaxScheme/cb</text:span><text:span text:style-name="T14">c:CompanyID))</text:span><text:span text:style-name="T14">) or </text:span><text:span text:style-name="T14">not(exists(//cac</text:span><text:span text:style-name="T14">:ClassifiedTaxC</text:span><text:span text:style-name="T14">ategory[cbc:ID </text:span><text:span text:style-name="T14">= 'E']))</text:span></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5</text:p>
          </table:table-cell>
          <table:table-cell table:style-name="ce30" office:value-type="string">
            <text:p>(cbc:Percent = 0)</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6</text:p>
          </table:table-cell>
          <table:table-cell table:style-name="ce30" office:value-type="string">
            <text:p>(cbc:Percent = 0)</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7</text:p>
          </table:table-cell>
          <table:table-cell table:style-name="ce30" office:value-type="string">
            <text:p>(cbc:Percent = 0)</text:p>
          </table:table-cell>
          <table:table-cell table:number-columns-repeated="4"/>
          <table:table-cell table:style-name="ce42"/>
          <table:table-cell table:style-name="ce20"/>
          <table:table-cell table:number-columns-repeated="1015"/>
        </table:table-row>
        <table:table-row table:style-name="ro11">
          <table:table-cell office:value-type="string">
            <text:p>model</text:p>
          </table:table-cell>
          <table:table-cell table:style-name="ce20" office:value-type="string">
            <text:p>BR-E-08</text:p>
          </table:table-cell>
          <table:table-cell table:style-name="ce43" office:value-type="string">
            <text:p>../cbc:TaxableAmount = (sum(//cac:InvoiceLine[cac:Item/cac:ClassifiedTaxCategory/cbc:ID='E']/xs:decimal(cbc:LineExtensionAmount)) + sum(/ubl:Invoice/cac:AllowanceCharge[cbc:ChargeIndicator='true'][cac:TaxCategoryCode/cbc:ID='E']/xs:decimal(cbc:Amount)) - sum(/ubl:Invoice/cac:AllowanceCharge[cbc:ChargeIndicator='false'][cac:TaxCategoryCode/cbc:ID='E']/xs:decimal(cbc:Amount)))</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9</text:p>
          </table:table-cell>
          <table:table-cell table:style-name="ce30" office:value-type="string">
            <text:p>../cbc:TaxAmount = 0</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10</text:p>
          </table:table-cell>
          <table:table-cell table:style-name="ce30" office:value-type="string">
            <text:p>exists(cbc:TaxExemptionReason) or exists(cbc:TaxExemptionReasonCode)</text:p>
          </table:table-cell>
          <table:table-cell table:number-columns-repeated="4"/>
          <table:table-cell table:style-name="ce42"/>
          <table:table-cell table:style-name="ce20"/>
          <table:table-cell table:number-columns-repeated="1015"/>
        </table:table-row>
        <table:table-row table:style-name="ro9">
          <table:table-cell office:value-type="string">
            <text:p>model</text:p>
          </table:table-cell>
          <table:table-cell table:style-name="ce20" office:value-type="string">
            <text:p>BR-AE-01</text:p>
          </table:table-cell>
          <table:table-cell table:style-name="ce43" office:value-type="string">
            <text:p>((exists(//cac:TaxCategory/cbc:ID[. = 'AE']) or exists(//cac:ClassifiedTaxCategory/cbc:ID[. = 'AE'])) and (count(//cac:TaxCategory/cbc:ID[. != 'AE']) = 0 and count(//cac:ClassifiedTaxCategory/cbc:ID[. != 'AE'])=0)) or (count(//cac:TaxCategory/cbc:ID[. = 'AE']) = 0 and count(//cac:ClassifiedTaxCategory/cbc:ID[. = 'AE'])=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AE-02</text:p>
          </table:table-cell>
          <table:table-cell table:style-name="ce44" office:value-type="string">
            <text:p><text:span text:style-name="T3">(exists(//</text:span><text:span text:style-name="T15">cac:Cl</text:span><text:span text:style-name="T15">assifiedTaxCate</text:span><text:span text:style-name="T15">gory[cbc:ID = </text:span><text:span text:style-name="T15">'AE']</text:span><text:span text:style-name="T3">) and </text:span><text:span text:style-name="T3">(exists(//cac:A</text:span><text:span text:style-name="T3">ccountingSuppli</text:span><text:span text:style-name="T3">erParty/cac:Par</text:span><text:span text:style-name="T3">ty/cac:PartyTax</text:span><text:span text:style-name="T3">Scheme/cbc:Co</text:span><text:span text:style-name="T3">mpanyID) <text:s/>or </text:span><text:span text:style-name="T10">exists(//</text:span><text:span text:style-name="T21">cac:Ta</text:span><text:span text:style-name="T21">xRepresentativ</text:span><text:span text:style-name="T21">eParty/cac:Part</text:span><text:span text:style-name="T21">yTaxScheme/cb</text:span><text:span text:style-name="T21">c:CompanyID)) </text:span><text:span text:style-name="T21">and </text:span><text:span text:style-name="T21">(exists(//cac:A</text:span><text:span text:style-name="T21">ccountingCusto</text:span><text:span text:style-name="T21">merParty/cac:P</text:span><text:span text:style-name="T21">arty/cac:PartyT</text:span><text:span text:style-name="T21">axScheme/cbc:</text:span><text:span text:style-name="T21">CompanyID))) </text:span><text:span text:style-name="T21">or </text:span><text:span text:style-name="T21">not(exists(//cac</text:span><text:span text:style-name="T21">:ClassifiedTaxC</text:span><text:span text:style-name="T21">ategory[cbc:ID </text:span><text:span text:style-name="T21">= 'AE']))</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AE-03</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false']/c</text:span><text:span text:style-name="T15">ac:TaxCategory</text:span><text:span text:style-name="T15">[cbc:ID = </text:span><text:span text:style-name="T15">'AE']</text:span><text:span text:style-name="T3">) and </text:span><text:span text:style-name="T3">(exists(//cac:A</text:span><text:span text:style-name="T3">ccountingSuppli</text:span><text:span text:style-name="T3">erParty/cac:Par</text:span><text:span text:style-name="T3">ty/cac:PartyTax</text:span><text:span text:style-name="T3">Scheme/cbc:Co</text:span><text:span text:style-name="T3">mpanyID) <text:s/>or </text:span><text:span text:style-name="T10">exists(//</text:span><text:span text:style-name="T21">cac:Ta</text:span><text:span text:style-name="T21">xRepresentativ</text:span><text:span text:style-name="T21">eParty/cac:Part</text:span><text:span text:style-name="T21">yTaxScheme/cb</text:span><text:span text:style-name="T21">c:CompanyID)) </text:span><text:span text:style-name="T21">and </text:span><text:span text:style-name="T21">(exists(//cac:A</text:span><text:span text:style-name="T21">ccountingCusto</text:span><text:span text:style-name="T21">merParty/cac:P</text:span><text:span text:style-name="T21">arty/cac:PartyT</text:span><text:span text:style-name="T21">axScheme/cbc:</text:span><text:span text:style-name="T21">CompanyID))) </text:span><text:span text:style-name="T21">or </text:span><text:span text:style-name="T21">not(exists(//cac</text:span><text:span text:style-name="T21">:ClassifiedTaxC</text:span><text:span text:style-name="T21">ategory[cbc:ID </text:span><text:span text:style-name="T21">= 'AE']))</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AE-04</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true']/c</text:span><text:span text:style-name="T15">ac:TaxCategory</text:span><text:span text:style-name="T15">[cbc:ID = </text:span><text:span text:style-name="T15">'AE']</text:span><text:span text:style-name="T3">) and </text:span><text:span text:style-name="T3">(exists(//cac:A</text:span><text:span text:style-name="T3">ccountingSuppli</text:span><text:span text:style-name="T3">erParty/cac:Par</text:span><text:span text:style-name="T3">ty/cac:PartyTax</text:span><text:span text:style-name="T3">Scheme/cbc:Co</text:span><text:span text:style-name="T3">mpanyID) <text:s/>or </text:span><text:span text:style-name="T10">exists(//</text:span><text:span text:style-name="T21">cac:Ta</text:span><text:span text:style-name="T21">xRepresentativ</text:span><text:span text:style-name="T21">eParty/cac:Part</text:span><text:span text:style-name="T21">yTaxScheme/cb</text:span><text:span text:style-name="T21">c:CompanyID)) </text:span><text:span text:style-name="T21">and </text:span><text:span text:style-name="T21">(exists(//cac:A</text:span><text:span text:style-name="T21">ccountingCusto</text:span><text:span text:style-name="T21">merParty/cac:P</text:span><text:span text:style-name="T21">arty/cac:PartyT</text:span><text:span text:style-name="T21">axScheme/cbc:</text:span><text:span text:style-name="T21">CompanyID))) </text:span><text:span text:style-name="T21">or </text:span><text:span text:style-name="T21">not(exists(//cac</text:span><text:span text:style-name="T21">:ClassifiedTaxC</text:span><text:span text:style-name="T21">ategory[cbc:ID </text:span><text:span text:style-name="T21">= 'AE']))</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AE-08</text:p>
          </table:table-cell>
          <table:table-cell table:style-name="ce43" office:value-type="string">
            <text:p>../cbc:TaxableAmount = (sum(//cac:InvoiceLine[cac:Item/cac:ClassifiedTaxCategory/cbc:ID='AE']/xs:decimal(cbc:LineExtensionAmount)) + sum(/ubl:Invoice/cac:AllowanceCharge[cbc:ChargeIndicator='true'][cac:TaxCategoryCode/cbc:ID='AE']/xs:decimal(cbc:Amount)) - <text:s/>sum(/ubl:Invoice/cac:AllowanceCharge[cbc:ChargeIndicator='false'][cac:TaxCategoryCode/cbc:ID='AE']/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IC-01</text:p>
          </table:table-cell>
          <table:table-cell table:style-name="ce43" office:value-type="string">
            <text:p><text:span text:style-name="T23">((exists(//cac:T</text:span><text:span text:style-name="T23">axCategory/cbc</text:span><text:span text:style-name="T23">:ID[. = 'IC']) or </text:span><text:span text:style-name="T23">exists(//cac:Cla</text:span><text:span text:style-name="T23">ssifiedTaxCateg</text:span><text:span text:style-name="T23">ory/cbc:ID[. = </text:span><text:span text:style-name="T23">'IC'])) and </text:span><text:span text:style-name="T23">(count(cac:TaxT</text:span><text:span text:style-name="T23">otal/cac:TaxSu</text:span><text:span text:style-name="T23">btotal/cac:TaxC</text:span><text:span text:style-name="T23">ategory/cbc:ID</text:span><text:span text:style-name="T23">[. = 'IC']) = 1)) </text:span><text:span text:style-name="T23">or </text:span><text:span text:style-name="T23">(not(</text:span><text:span text:style-name="T24">//cac:TaxC</text:span><text:span text:style-name="T24">ategory/cbc:ID</text:span><text:span text:style-name="T24">[. = 'IC']) and </text:span><text:span text:style-name="T24">not(//cac:Classi</text:span><text:span text:style-name="T24">fiedTaxCategor</text:span><text:span text:style-name="T24">y/cbc:ID[. = </text:span><text:span text:style-name="T24">'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C-02</text:p>
          </table:table-cell>
          <table:table-cell table:style-name="ce44" office:value-type="string">
            <text:p><text:span text:style-name="T3">(exists(//</text:span><text:span text:style-name="T15">cac:Cl</text:span><text:span text:style-name="T15">assifiedTaxCate</text:span><text:span text:style-name="T15">gory[cbc:ID = </text:span><text:span text:style-name="T15">'IC']</text:span><text:span text:style-name="T3">) 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 </text:span><text:span text:style-name="T21">and </text:span><text:span text:style-name="T21">(exists(//cac:A</text:span><text:span text:style-name="T21">ccountingCusto</text:span><text:span text:style-name="T21">merParty/cac:P</text:span><text:span text:style-name="T21">arty/cac:PartyT</text:span><text:span text:style-name="T21">axScheme/cbc:</text:span><text:span text:style-name="T21">CompanyID))) </text:span><text:span text:style-name="T21">or </text:span><text:span text:style-name="T21">not(//cac:Classi</text:span><text:span text:style-name="T21">fiedTaxCategor</text:span><text:span text:style-name="T21">y[cbc:ID = </text:span><text:span text:style-name="T21">'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C-03</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false']/c</text:span><text:span text:style-name="T15">ac:TaxCategory</text:span><text:span text:style-name="T15">[cbc:ID = 'IC']</text:span><text:span text:style-name="T3">) </text:span><text:span text:style-name="T3">and </text:span><text:span text:style-name="T3">(exists(//cac:A</text:span><text:span text:style-name="T3">ccountingSuppli</text:span><text:span text:style-name="T3">erParty/cac:Par</text:span><text:span text:style-name="T3">ty/cac:PartyTax</text:span><text:span text:style-name="T3">Scheme/cbc:Co</text:span><text:span text:style-name="T3">mpanyID) <text:s/>or </text:span><text:span text:style-name="T10">exists(//</text:span><text:span text:style-name="T21">cac:Ta</text:span><text:span text:style-name="T21">xRepresentativ</text:span><text:span text:style-name="T21">eParty/cac:Part</text:span><text:span text:style-name="T21">yTaxScheme/cb</text:span><text:span text:style-name="T21">c:CompanyID)) </text:span><text:span text:style-name="T21">and </text:span><text:span text:style-name="T21">(exists(//cac:A</text:span><text:span text:style-name="T21">ccountingCusto</text:span><text:span text:style-name="T21">merParty/cac:P</text:span><text:span text:style-name="T21">arty/cac:PartyT</text:span><text:span text:style-name="T21">axScheme/cbc:</text:span><text:span text:style-name="T21">CompanyID))) </text:span><text:span text:style-name="T21">or </text:span><text:span text:style-name="T21">not(exists(//cac</text:span><text:span text:style-name="T21">:ClassifiedTaxC</text:span><text:span text:style-name="T21">ategory[cbc:ID </text:span><text:span text:style-name="T21">=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C-04</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true']/c</text:span><text:span text:style-name="T15">ac:TaxCategory</text:span><text:span text:style-name="T15">[cbc:ID = 'IC']</text:span><text:span text:style-name="T3">) </text:span><text:span text:style-name="T3">and </text:span><text:span text:style-name="T3">(exists(//cac:A</text:span><text:span text:style-name="T3">ccountingSuppli</text:span><text:span text:style-name="T3">erParty/cac:Par</text:span><text:span text:style-name="T3">ty/cac:PartyTax</text:span><text:span text:style-name="T3">Scheme/cbc:Co</text:span><text:span text:style-name="T3">mpanyID) <text:s/>or </text:span><text:span text:style-name="T10">exists(//</text:span><text:span text:style-name="T21">cac:Ta</text:span><text:span text:style-name="T21">xRepresentativ</text:span><text:span text:style-name="T21">eParty/cac:Part</text:span><text:span text:style-name="T21">yTaxScheme/cb</text:span><text:span text:style-name="T21">c:CompanyID)) </text:span><text:span text:style-name="T21">and </text:span><text:span text:style-name="T21">(exists(//cac:A</text:span><text:span text:style-name="T21">ccountingCusto</text:span><text:span text:style-name="T21">merParty/cac:P</text:span><text:span text:style-name="T21">arty/cac:PartyT</text:span><text:span text:style-name="T21">axScheme/cbc:</text:span><text:span text:style-name="T21">CompanyID))) </text:span><text:span text:style-name="T21">or </text:span><text:span text:style-name="T21">not(exists(//cac</text:span><text:span text:style-name="T21">:ClassifiedTaxC</text:span><text:span text:style-name="T21">ategory[cbc:ID </text:span><text:span text:style-name="T21">= 'IC']))</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C-08</text:p>
          </table:table-cell>
          <table:table-cell table:style-name="ce43" office:value-type="string">
            <text:p>../cbc:TaxableAmount = (sum(//cac:InvoiceLine[cac:Item/cac:ClassifiedTaxCategory/cbc:ID='IC']/xs:decimal(cbc:LineExtensionAmount)) + sum(/ubl:Invoice/cac:AllowanceCharge[cbc:ChargeIndicator='true'][cac:TaxCategoryCode/cbc:ID='IC']/xs:decimal(cbc:Amount)) - sum(/ubl:Invoice/cac:AllowanceCharge[cbc:ChargeIndicator='false'][cac:TaxCategoryCode/cbc:ID='IC']/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5">
          <table:table-cell office:value-type="string">
            <text:p>model</text:p>
          </table:table-cell>
          <table:table-cell table:style-name="ce20" office:value-type="string">
            <text:p>BR-IC-11</text:p>
          </table:table-cell>
          <table:table-cell table:style-name="ce29" office:value-type="string">
            <text:p><text:span text:style-name="T24">(exists(cac:Tax</text:span><text:span text:style-name="T24">Total/cac:TaxSu</text:span><text:span text:style-name="T24">btotal/cac:TaxC</text:span><text:span text:style-name="T24">ategory/cbc:ID</text:span><text:span text:style-name="T24">[. = 'IC']) <text:s/>and </text:span><text:span text:style-name="T10">((cac:Delivery/</text:span><text:span text:style-name="T10">cbc:ActualDeliv</text:span><text:span text:style-name="T10">eryDate) or </text:span><text:span text:style-name="T10">(cac:InvoicePer</text:span><text:span text:style-name="T10">iod))) or </text:span><text:span text:style-name="T10">(not(</text:span><text:span text:style-name="T24">cac:TaxTot</text:span><text:span text:style-name="T24">al/cac:TaxSubt</text:span><text:span text:style-name="T24">otal/cac:TaxCat</text:span><text:span text:style-name="T24">egory/cbc:ID[. </text:span><text:span text:style-name="T24">= 'IC']</text:span><text:span text:style-name="T10">))</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IC-12</text:p>
          </table:table-cell>
          <table:table-cell table:style-name="ce47" office:value-type="string">
            <text:p><text:span text:style-name="T28">(exists(cac:Tax</text:span><text:span text:style-name="T28">Total/cac:TaxSu</text:span><text:span text:style-name="T28">btotal/cac:TaxC</text:span><text:span text:style-name="T28">ategory/cbc:ID</text:span><text:span text:style-name="T28">[. = 'IC']) and </text:span><text:span text:style-name="T29">(cac:Delivery/c</text:span><text:span text:style-name="T29">ac:DeliveryLoca</text:span><text:span text:style-name="T29">tion/cac:Addres</text:span><text:span text:style-name="T29">s/cac:Country/</text:span><text:span text:style-name="T29">cbc:Identificati</text:span><text:span text:style-name="T29">onCode)) </text:span><text:span text:style-name="T28">or </text:span><text:span text:style-name="T28">(not(cac:TaxTot</text:span><text:span text:style-name="T28">al/cac:TaxSubt</text:span><text:span text:style-name="T28">otal/cac:TaxCat</text:span><text:span text:style-name="T28">egory/cbc:ID[. </text:span><text:span text:style-name="T28">= 'IC']))</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G-01</text:p>
          </table:table-cell>
          <table:table-cell table:style-name="ce46" office:value-type="string">
            <text:p><text:span text:style-name="T27">((exists(//cac:T</text:span><text:span text:style-name="T27">axCategory/cbc</text:span><text:span text:style-name="T27">:ID[. = 'G']) or </text:span><text:span text:style-name="T27">exists(//cac:Cla</text:span><text:span text:style-name="T27">ssifiedTaxCateg</text:span><text:span text:style-name="T27">ory/cbc:ID[. = </text:span><text:span text:style-name="T27">'G'])) and </text:span><text:span text:style-name="T27">(count(cac:TaxT</text:span><text:span text:style-name="T27">otal/cac:TaxSu</text:span><text:span text:style-name="T27">btotal/cac:TaxC</text:span><text:span text:style-name="T27">ategory/cbc:ID</text:span><text:span text:style-name="T27">[. = 'G']) = 1)) </text:span><text:span text:style-name="T27">or </text:span><text:span text:style-name="T27">(not(</text:span><text:span text:style-name="T15">//cac:TaxC</text:span><text:span text:style-name="T15">ategory/cbc:ID</text:span><text:span text:style-name="T15">[. = 'G']) and </text:span><text:span text:style-name="T15">not(//cac:Classi</text:span><text:span text:style-name="T15">fiedTaxCategor</text:span><text:span text:style-name="T15">y/cbc:ID[. = </text:span><text:span text:style-name="T15">'G']))</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G-02</text:p>
          </table:table-cell>
          <table:table-cell table:style-name="ce44" office:value-type="string">
            <text:p><text:span text:style-name="T3">(exists(//</text:span><text:span text:style-name="T15">cac:Cl</text:span><text:span text:style-name="T15">assifiedTaxCate</text:span><text:span text:style-name="T15">gory[cbc:ID = </text:span><text:span text:style-name="T15">'G']</text:span><text:span text:style-name="T3">) and </text:span><text:span text:style-name="T3">(exists(//cac:A</text:span><text:span text:style-name="T3">ccountingSuppli</text:span><text:span text:style-name="T3">erParty/cac:Par</text:span><text:span text:style-name="T3">ty/cac:PartyTax</text:span><text:span text:style-name="T3">Scheme/cbc:Co</text:span><text:span text:style-name="T3">mpanyID) <text:s/>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cac</text:span><text:span text:style-name="T21">:ClassifiedTaxC</text:span><text:span text:style-name="T21">ategory[cbc:ID </text:span><text:span text:style-name="T21">= 'G']))</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G-03</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false']/c</text:span><text:span text:style-name="T15">ac:TaxCategory</text:span><text:span text:style-name="T15">[cbc:ID='G']</text:span><text:span text:style-name="T3">) </text:span><text:span text:style-name="T3">and </text:span><text:span text:style-name="T3">(exists(//cac:A</text:span><text:span text:style-name="T3">ccountingSuppli</text:span><text:span text:style-name="T3">erParty/cac:Par</text:span><text:span text:style-name="T3">ty/cac:PartyTax</text:span><text:span text:style-name="T3">Scheme/cbc:Co</text:span><text:span text:style-name="T3">mpanyID) <text:s/>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text:span><text:span text:style-name="T22">cac</text:span><text:span text:style-name="T22">:AllowanceChar</text:span><text:span text:style-name="T22">ge[cbc:ChargeI</text:span><text:span text:style-name="T22">ndicator='false'</text:span><text:span text:style-name="T22">]/cac:TaxCateg</text:span><text:span text:style-name="T22">ory[cbc:ID='G']</text:span><text:span text:style-name="T21">))</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G-04</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true']/c</text:span><text:span text:style-name="T15">ac:TaxCategory</text:span><text:span text:style-name="T15">[cbc:ID='G']</text:span><text:span text:style-name="T3">) </text:span><text:span text:style-name="T3">and </text:span><text:span text:style-name="T3">(exists(//cac:A</text:span><text:span text:style-name="T3">ccountingSuppli</text:span><text:span text:style-name="T3">erParty/cac:Par</text:span><text:span text:style-name="T3">ty/cac:PartyTax</text:span><text:span text:style-name="T3">Scheme/cbc:Co</text:span><text:span text:style-name="T3">mpanyID) <text:s/>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text:span><text:span text:style-name="T22">cac</text:span><text:span text:style-name="T22">:AllowanceChar</text:span><text:span text:style-name="T22">ge[cbc:ChargeI</text:span><text:span text:style-name="T22">ndicator='true']</text:span><text:span text:style-name="T22">/cac:TaxCatego</text:span><text:span text:style-name="T22">ry[cbc:ID='G']</text:span><text:span text:style-name="T21">)</text:span><text:span text:style-name="T21">)</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G-08</text:p>
          </table:table-cell>
          <table:table-cell table:style-name="ce43" office:value-type="string">
            <text:p>../cbc:TaxableAmount = (sum(//cac:InvoiceLine[cac:Item/cac:ClassifiedTaxCategory/cbc:ID='G']/xs:decimal(cbc:LineExtensionAmount)) + sum(/ubl:Invoice/cac:AllowanceCharge[cbc:ChargeIndicator='true'][cac:TaxCategoryCode/cbc:ID='G']/xs:decimal(cbc:Amount)) - sum(/ubl:Invoice/cac:AllowanceCharge[cbc:ChargeIndicator='false'][cac:TaxCategoryCode/cbc:ID='G']/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O-01</text:p>
          </table:table-cell>
          <table:table-cell table:style-name="ce43" office:value-type="string">
            <text:p><text:span text:style-name="T23">((exists(//cac:T</text:span><text:span text:style-name="T23">axCategory/cbc</text:span><text:span text:style-name="T23">:ID[. = 'O']) or </text:span><text:span text:style-name="T23">exists(//cac:Cla</text:span><text:span text:style-name="T23">ssifiedTaxCateg</text:span><text:span text:style-name="T23">ory/cbc:ID[. = </text:span><text:span text:style-name="T23">'O'])) and </text:span><text:span text:style-name="T23">(count(cac:TaxT</text:span><text:span text:style-name="T23">otal/cac:TaxSu</text:span><text:span text:style-name="T23">btotal/cac:TaxC</text:span><text:span text:style-name="T23">ategory/cbc:ID</text:span><text:span text:style-name="T23">[. = 'O']) = 1)) </text:span><text:span text:style-name="T23">or </text:span><text:span text:style-name="T23">(not(</text:span><text:span text:style-name="T24">//cac:TaxC</text:span><text:span text:style-name="T24">ategory/cbc:ID</text:span><text:span text:style-name="T24">[. = 'O']) and </text:span><text:span text:style-name="T24">not(//cac:Classi</text:span><text:span text:style-name="T24">fiedTaxCategor</text:span><text:span text:style-name="T24">y/cbc:ID[. = </text:span><text:span text:style-name="T24">'O']))</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O-02</text:p>
          </table:table-cell>
          <table:table-cell table:style-name="ce44" office:value-type="string">
            <text:p><text:span text:style-name="T3">(exists(//</text:span><text:span text:style-name="T15">cac:Cl</text:span><text:span text:style-name="T15">assifiedTaxCate</text:span><text:span text:style-name="T15">gory[cbc:ID = </text:span><text:span text:style-name="T15">'O']</text:span><text:span text:style-name="T3">) and </text:span><text:span text:style-name="T3">(not(//cac:Acco</text:span><text:span text:style-name="T3">untingSupplierP</text:span><text:span text:style-name="T3">arty/cac:Party/</text:span><text:span text:style-name="T3">cac:PartyTaxSc</text:span><text:span text:style-name="T3">heme/cbc:Com</text:span><text:span text:style-name="T3">panyID) and </text:span><text:span text:style-name="T26">not(//</text:span><text:span text:style-name="T14">cac:TaxR</text:span><text:span text:style-name="T14">epresentativeP</text:span><text:span text:style-name="T14">arty/cac:PartyT</text:span><text:span text:style-name="T14">axScheme/cbc:</text:span><text:span text:style-name="T14">CompanyID)) </text:span><text:span text:style-name="T14">or </text:span><text:span text:style-name="T14">(not(//cac:Acco</text:span><text:span text:style-name="T14">untingCustome</text:span><text:span text:style-name="T14">rParty/cac:Part</text:span><text:span text:style-name="T14">y/cac:PartyTax</text:span><text:span text:style-name="T14">Scheme/cbc:Co</text:span><text:span text:style-name="T14">mpanyID))) or </text:span><text:span text:style-name="T14">not(//cac:Classi</text:span><text:span text:style-name="T14">fiedTaxCategor</text:span><text:span text:style-name="T14">y[cbc:ID = </text:span><text:span text:style-name="T14">'O'])</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O-03</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false']/c</text:span><text:span text:style-name="T15">ac:TaxCategory</text:span><text:span text:style-name="T15">[cbc:ID = 'O']</text:span><text:span text:style-name="T3">) </text:span><text:span text:style-name="T3">and </text:span><text:span text:style-name="T3">(not(//cac:Acco</text:span><text:span text:style-name="T3">untingSupplierP</text:span><text:span text:style-name="T3">arty/cac:Party/</text:span><text:span text:style-name="T3">cac:PartyTaxSc</text:span><text:span text:style-name="T3">heme/cbc:Com</text:span><text:span text:style-name="T3">panyID) <text:s/>and </text:span><text:span text:style-name="T10">not(//</text:span><text:span text:style-name="T21">cac:TaxR</text:span><text:span text:style-name="T21">epresentativeP</text:span><text:span text:style-name="T21">arty/cac:PartyT</text:span><text:span text:style-name="T21">axScheme/cbc:</text:span><text:span text:style-name="T21">CompanyID)) </text:span><text:span text:style-name="T21">and </text:span><text:span text:style-name="T21">(not(//cac:Acco</text:span><text:span text:style-name="T21">untingCustome</text:span><text:span text:style-name="T21">rParty/cac:Part</text:span><text:span text:style-name="T21">y/cac:PartyTax</text:span><text:span text:style-name="T21">Scheme/cbc:Co</text:span><text:span text:style-name="T21">mpanyID))) or </text:span><text:span text:style-name="T21">not(exists(//cac</text:span><text:span text:style-name="T21">:ClassifiedTaxC</text:span><text:span text:style-name="T21">ategory[cbc:ID </text:span><text:span text:style-name="T21">= 'O']))</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O-04</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true']/c</text:span><text:span text:style-name="T15">ac:TaxCategory</text:span><text:span text:style-name="T15">[cbc:ID = 'O']</text:span><text:span text:style-name="T3">) </text:span><text:span text:style-name="T3">and </text:span><text:span text:style-name="T3">(not(//cac:Acco</text:span><text:span text:style-name="T3">untingSupplierP</text:span><text:span text:style-name="T3">arty/cac:Party/</text:span><text:span text:style-name="T3">cac:PartyTaxSc</text:span><text:span text:style-name="T3">heme/cbc:Com</text:span><text:span text:style-name="T3">panyID) <text:s/>and </text:span><text:span text:style-name="T10">not(//</text:span><text:span text:style-name="T21">cac:TaxR</text:span><text:span text:style-name="T21">epresentativeP</text:span><text:span text:style-name="T21">arty/cac:PartyT</text:span><text:span text:style-name="T21">axScheme/cbc:</text:span><text:span text:style-name="T21">CompanyID)) </text:span><text:span text:style-name="T21">and </text:span><text:span text:style-name="T21">(not(//cac:Acco</text:span><text:span text:style-name="T21">untingCustome</text:span><text:span text:style-name="T21">rParty/cac:Part</text:span><text:span text:style-name="T21">y/cac:PartyTax</text:span><text:span text:style-name="T21">Scheme/cbc:Co</text:span><text:span text:style-name="T21">mpanyID))) or </text:span><text:span text:style-name="T21">not(exists(//cac</text:span><text:span text:style-name="T21">:ClassifiedTaxC</text:span><text:span text:style-name="T21">ategory[cbc:ID </text:span><text:span text:style-name="T21">= 'O']))</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5</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6</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7</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O-08</text:p>
          </table:table-cell>
          <table:table-cell table:style-name="ce43" office:value-type="string">
            <text:p>../cbc:TaxableAmount = (sum(//cac:InvoiceLine[cac:Item/cac:ClassifiedTaxCategory/cbc:ID='O']/xs:decimal(cbc:LineExtensionAmount)) + sum(/ubl:Invoice/cac:AllowanceCharge[cbc:ChargeIndicator='true'][cac:TaxCategoryCode/cbc:ID='O']/xs:decimal(cbc:Amount)) - sum(/ubl:Invoice/cac:AllowanceCharge[cbc:ChargeIndicator='false'][cac:TaxCategoryCode/cbc:ID='O']/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O-11</text:p>
          </table:table-cell>
          <table:table-cell table:style-name="ce29" office:value-type="string">
            <text:p><text:span text:style-name="T24">(exists(cac:Tax</text:span><text:span text:style-name="T24">Total/cac:TaxSu</text:span><text:span text:style-name="T24">btotal/cac:TaxC</text:span><text:span text:style-name="T24">ategory/cbc:ID</text:span><text:span text:style-name="T24">[. = 'O']) <text:s/>and </text:span><text:span text:style-name="T10">count(cac:TaxT</text:span><text:span text:style-name="T10">otal/cac:TaxSu</text:span><text:span text:style-name="T10">btotal/cac:TaxC</text:span><text:span text:style-name="T10">ategory[cbc:ID </text:span><text:span text:style-name="T10">!= 'O']) = 0) or </text:span><text:span text:style-name="T10">not(</text:span><text:span text:style-name="T24">cac:TaxTota</text:span><text:span text:style-name="T24">l/cac:TaxSubtot</text:span><text:span text:style-name="T24">al/cac:TaxCate</text:span><text:span text:style-name="T24">gory/cbc:ID[. </text:span><text:span text:style-name="T24">= 'O']</text:span><text:span text:style-name="T10">)</text:span></text:p>
          </table:table-cell>
          <table:table-cell table:number-columns-repeated="4"/>
          <table:table-cell table:style-name="ce42"/>
          <table:table-cell table:number-columns-repeated="1016"/>
        </table:table-row>
        <table:table-row table:style-name="ro5">
          <table:table-cell office:value-type="string">
            <text:p>model</text:p>
          </table:table-cell>
          <table:table-cell table:style-name="ce20" office:value-type="string">
            <text:p>BR-O-12</text:p>
          </table:table-cell>
          <table:table-cell table:style-name="ce48" office:value-type="string">
            <text:p><text:span text:style-name="T15">(exists(cac:Tax</text:span><text:span text:style-name="T15">Total/cac:TaxSu</text:span><text:span text:style-name="T15">btotal/cac:TaxC</text:span><text:span text:style-name="T15">ategory/cbc:ID</text:span><text:span text:style-name="T15">[. = 'O']) <text:s/>and </text:span><text:span text:style-name="T26">count(//cac:Cla</text:span><text:span text:style-name="T26">ssifiedTaxCateg</text:span><text:span text:style-name="T26">ory[cbc:ID != </text:span><text:span text:style-name="T26">'O']) = 0) or </text:span><text:span text:style-name="T26">not(</text:span><text:span text:style-name="T15">cac:TaxTota</text:span><text:span text:style-name="T15">l/cac:TaxSubtot</text:span><text:span text:style-name="T15">al/cac:TaxCate</text:span><text:span text:style-name="T15">gory/cbc:ID[. </text:span><text:span text:style-name="T15">= 'O']</text:span><text:span text:style-name="T26">)</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O-13</text:p>
          </table:table-cell>
          <table:table-cell table:style-name="ce48" office:value-type="string">
            <text:p><text:span text:style-name="T15">(exists(cac:Tax</text:span><text:span text:style-name="T15">Total/cac:TaxSu</text:span><text:span text:style-name="T15">btotal/cac:TaxC</text:span><text:span text:style-name="T15">ategory/cbc:ID</text:span><text:span text:style-name="T15">[. = 'O']) <text:s/>and </text:span><text:span text:style-name="T26">count(//cac:All</text:span><text:span text:style-name="T26">owanceCharge[</text:span><text:span text:style-name="T26">cbc:ChargeIndi</text:span><text:span text:style-name="T26">cator='false']/c</text:span><text:span text:style-name="T26">ac:TaxCategory</text:span><text:span text:style-name="T26">[cbc:ID != 'O']) </text:span><text:span text:style-name="T26">= 0) or </text:span><text:span text:style-name="T26">not(</text:span><text:span text:style-name="T15">cac:TaxTota</text:span><text:span text:style-name="T15">l/cac:TaxSubtot</text:span><text:span text:style-name="T15">al/cac:TaxCate</text:span><text:span text:style-name="T15">gory/cbc:ID[. </text:span><text:span text:style-name="T15">= 'O']</text:span><text:span text:style-name="T26">)</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O-14</text:p>
          </table:table-cell>
          <table:table-cell table:style-name="ce29" office:value-type="string">
            <text:p><text:span text:style-name="T24">(exists(cac:Tax</text:span><text:span text:style-name="T24">Total/cac:TaxSu</text:span><text:span text:style-name="T24">btotal/cac:TaxC</text:span><text:span text:style-name="T24">ategory/cbc:ID</text:span><text:span text:style-name="T24">[. = 'O']) <text:s/>and </text:span><text:span text:style-name="T10">count(//cac:All</text:span><text:span text:style-name="T10">owanceCharge[</text:span><text:span text:style-name="T10">cbc:ChargeIndi</text:span><text:span text:style-name="T10">cator='true']/ca</text:span><text:span text:style-name="T10">c:TaxCategory[</text:span><text:span text:style-name="T10">cbc:ID != 'O']) </text:span><text:span text:style-name="T10">= 0) or </text:span><text:span text:style-name="T10">not(</text:span><text:span text:style-name="T24">cac:TaxTota</text:span><text:span text:style-name="T24">l/cac:TaxSubtot</text:span><text:span text:style-name="T24">al/cac:TaxCate</text:span><text:span text:style-name="T24">gory/cbc:ID[. </text:span><text:span text:style-name="T24">= 'O']</text:span><text:span text:style-name="T10">)</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IG-01</text:p>
          </table:table-cell>
          <table:table-cell table:style-name="ce43"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G-02</text:p>
          </table:table-cell>
          <table:table-cell table:style-name="ce44" office:value-type="string">
            <text:p><text:span text:style-name="T3">(exists(//</text:span><text:span text:style-name="T15">cac:Cl</text:span><text:span text:style-name="T15">assifiedTaxCate</text:span><text:span text:style-name="T15">gory[cbc:ID = </text:span><text:span text:style-name="T15">'IG']</text:span><text:span text:style-name="T3">) 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3">exists(//cac:Ac</text:span><text:span text:style-name="T3">countingSuppli</text:span><text:span text:style-name="T3">erParty/cac:Par</text:span><text:span text:style-name="T3">ty/cac:PartyLeg</text:span><text:span text:style-name="T3">alEntity/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cac</text:span><text:span text:style-name="T21">:ClassifiedTaxC</text:span><text:span text:style-name="T21">ategory[cbc:ID </text:span><text:span text:style-name="T21">= 'IG']))</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G-03</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false']/c</text:span><text:span text:style-name="T15">ac:TaxCategory</text:span><text:span text:style-name="T15">[cbc:ID='IG']</text:span><text:span text:style-name="T3">) </text:span><text:span text:style-name="T3">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3">exists(//cac:Ac</text:span><text:span text:style-name="T3">countingSuppli</text:span><text:span text:style-name="T3">erParty/cac:Par</text:span><text:span text:style-name="T3">ty/cac:PartyLeg</text:span><text:span text:style-name="T3">alEntity/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text:span><text:span text:style-name="T22">cac</text:span><text:span text:style-name="T22">:AllowanceChar</text:span><text:span text:style-name="T22">ge[cbc:ChargeI</text:span><text:span text:style-name="T22">ndicator='false'</text:span><text:span text:style-name="T22">]/cac:TaxCateg</text:span><text:span text:style-name="T22">ory[cbc:ID='IG'</text:span><text:span text:style-name="T22">]</text:span><text:span text:style-name="T21">))</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G-04</text:p>
          </table:table-cell>
          <table:table-cell table:style-name="ce44" office:value-type="string">
            <text:p><text:span text:style-name="T10">(exists(//</text:span><text:span text:style-name="T24">cac:Al</text:span><text:span text:style-name="T24">lowanceCharge</text:span><text:span text:style-name="T24">[cbc:ChargeInd</text:span><text:span text:style-name="T24">icator='true']/c</text:span><text:span text:style-name="T24">ac:TaxCategory</text:span><text:span text:style-name="T24">[cbc:ID='IG']</text:span><text:span text:style-name="T10">) </text:span><text:span text:style-name="T10">and </text:span><text:span text:style-name="T10">(exists(//cac:A</text:span><text:span text:style-name="T10">ccountingSuppli</text:span><text:span text:style-name="T10">erParty/cac:Par</text:span><text:span text:style-name="T10">ty/cac:PartyTax</text:span><text:span text:style-name="T10">Scheme/cbc:Co</text:span><text:span text:style-name="T10">mpanyID) or </text:span><text:span text:style-name="T10">exists(//cac:Ac</text:span><text:span text:style-name="T10">countingSuppli</text:span><text:span text:style-name="T10">erParty/cac:Par</text:span><text:span text:style-name="T10">ty/cac:PartyLeg</text:span><text:span text:style-name="T10">alEntity/cbc:Co</text:span><text:span text:style-name="T10">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text:span><text:span text:style-name="T22">cac</text:span><text:span text:style-name="T22">:AllowanceChar</text:span><text:span text:style-name="T22">ge[cbc:ChargeI</text:span><text:span text:style-name="T22">ndicator='true']</text:span><text:span text:style-name="T22">/cac:TaxCatego</text:span><text:span text:style-name="T22">ry[cbc:ID='IG']</text:span><text:span text:style-name="T21">))</text:span></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G-05</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G-06</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G-07</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12">
          <table:table-cell office:value-type="string">
            <text:p>model</text:p>
          </table:table-cell>
          <table:table-cell table:style-name="ce20" office:value-type="string">
            <text:p>BR-IG-08</text:p>
          </table:table-cell>
          <table:table-cell table:style-name="ce43" office:value-type="string">
            <text:p><text:span text:style-name="T23">every $rate in </text:span><text:span text:style-name="T23">cbc:Percent </text:span><text:span text:style-name="T23">satisfies </text:span><text:span text:style-name="T23"><text:line-break/></text:span><text:span text:style-name="T23">(../cbc:Taxable</text:span><text:span text:style-name="T23">Amount = </text:span><text:span text:style-name="T23">(sum(//cac:Inv</text:span><text:span text:style-name="T23">oiceLine[cac:It</text:span><text:span text:style-name="T23">em/cac:Classifi</text:span><text:span text:style-name="T23">edTaxCategory/</text:span><text:span text:style-name="T23">cbc:ID='IG']</text:span><text:span text:style-name="T23">[</text:span><text:span text:style-name="T24">cac:Item/cac:</text:span><text:span text:style-name="T24">ClassifiedTaxCa</text:span><text:span text:style-name="T24">tegory/</text:span><text:span text:style-name="T23">cbc:Perc</text:span><text:span text:style-name="T23">ent </text:span><text:span text:style-name="T23">=$rate]/xs:deci</text:span><text:span text:style-name="T23">mal(cbc:LineEx</text:span><text:span text:style-name="T23">tensionAmount</text:span><text:span text:style-name="T23">)) + </text:span><text:span text:style-name="T23">sum(/ubl:Invoi</text:span><text:span text:style-name="T23">ce/cac:Allowan</text:span><text:span text:style-name="T23">ceCharge[cbc:C</text:span><text:span text:style-name="T23">hargeIndicator</text:span><text:span text:style-name="T23">='true']</text:span><text:span text:style-name="T23">[cac:TaxCatego</text:span><text:span text:style-name="T23">ryCode/cbc:ID</text:span><text:span text:style-name="T23">='IG']</text:span><text:span text:style-name="T23">[cac:TaxCatego</text:span><text:span text:style-name="T23">ry/cbc:Percent </text:span><text:span text:style-name="T23">= </text:span><text:span text:style-name="T23">$rate]/xs:deci</text:span><text:span text:style-name="T23">mal(cbc:Amoun</text:span><text:span text:style-name="T23">t)) - </text:span><text:span text:style-name="T23">sum(/ubl:Invoi</text:span><text:span text:style-name="T23">ce/cac:Allowan</text:span><text:span text:style-name="T23">ceCharge[cbc:C</text:span><text:span text:style-name="T23">hargeIndicator</text:span><text:span text:style-name="T23">='false']</text:span><text:span text:style-name="T23">[cac:TaxCatego</text:span><text:span text:style-name="T23">ryCode/cbc:ID</text:span><text:span text:style-name="T23">='IG']</text:span><text:span text:style-name="T23">[cac:TaxCatego</text:span><text:span text:style-name="T23">ry/cbc:Percent </text:span><text:span text:style-name="T23">= </text:span><text:span text:style-name="T23">$rate]/xs:deci</text:span><text:span text:style-name="T23">mal(cbc:Amoun</text:span><text:span text:style-name="T23">t))))</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G-10</text:p>
          </table:table-cell>
          <table:table-cell table:style-name="ce30" office:value-type="string">
            <text:p>not(cbc:TaxExemptionReason) and not(cbc:TaxExemptionReasonCode)</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IP-01</text:p>
          </table:table-cell>
          <table:table-cell table:style-name="ce43"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P-02</text:p>
          </table:table-cell>
          <table:table-cell table:style-name="ce44" office:value-type="string">
            <text:p><text:span text:style-name="T3">(exists(//</text:span><text:span text:style-name="T15">cac:Cl</text:span><text:span text:style-name="T15">assifiedTaxCate</text:span><text:span text:style-name="T15">gory[cbc:ID = </text:span><text:span text:style-name="T15">'IP']</text:span><text:span text:style-name="T3">) 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26">exists(//cac:Ac</text:span><text:span text:style-name="T26">countingSuppli</text:span><text:span text:style-name="T26">erParty/cac:Par</text:span><text:span text:style-name="T26">ty/cac:PartyLeg</text:span><text:span text:style-name="T26">alEntity/cbc:Co</text:span><text:span text:style-name="T26">mpanyID) or </text:span><text:span text:style-name="T26">exists(//</text:span><text:span text:style-name="T14">cac:Ta</text:span><text:span text:style-name="T14">xRepresentativ</text:span><text:span text:style-name="T14">eParty/cac:Part</text:span><text:span text:style-name="T14">yTaxScheme/cb</text:span><text:span text:style-name="T14">c:CompanyID))</text:span><text:span text:style-name="T14">) or </text:span><text:span text:style-name="T14">not(exists(//cac</text:span><text:span text:style-name="T14">:ClassifiedTaxC</text:span><text:span text:style-name="T14">ategory[cbc:ID </text:span><text:span text:style-name="T14">= 'IP']))</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P-03</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false']/c</text:span><text:span text:style-name="T15">ac:TaxCategory</text:span><text:span text:style-name="T15">[cbc:ID='IP']</text:span><text:span text:style-name="T3">) </text:span><text:span text:style-name="T3">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3">exists(//cac:Ac</text:span><text:span text:style-name="T3">countingSuppli</text:span><text:span text:style-name="T3">erParty/cac:Par</text:span><text:span text:style-name="T3">ty/cac:PartyLeg</text:span><text:span text:style-name="T3">alEntity/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text:span><text:span text:style-name="T22">cac</text:span><text:span text:style-name="T22">:AllowanceChar</text:span><text:span text:style-name="T22">ge[cbc:ChargeI</text:span><text:span text:style-name="T22">ndicator='false'</text:span><text:span text:style-name="T22">]/cac:TaxCateg</text:span><text:span text:style-name="T22">ory[cbc:ID='IP'</text:span><text:span text:style-name="T22">]</text:span><text:span text:style-name="T21">))</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P-04</text:p>
          </table:table-cell>
          <table:table-cell table:style-name="ce44" office:value-type="string">
            <text:p><text:span text:style-name="T3">(exists(//</text:span><text:span text:style-name="T15">cac:Al</text:span><text:span text:style-name="T15">lowanceCharge</text:span><text:span text:style-name="T15">[cbc:ChargeInd</text:span><text:span text:style-name="T15">icator='true']/c</text:span><text:span text:style-name="T15">ac:TaxCategory</text:span><text:span text:style-name="T15">[cbc:ID='IP']</text:span><text:span text:style-name="T3">) </text:span><text:span text:style-name="T3">and </text:span><text:span text:style-name="T3">(exists(//cac:A</text:span><text:span text:style-name="T3">ccountingSuppli</text:span><text:span text:style-name="T3">erParty/cac:Par</text:span><text:span text:style-name="T3">ty/cac:PartyTax</text:span><text:span text:style-name="T3">Scheme/cbc:Co</text:span><text:span text:style-name="T3">mpanyID) or </text:span><text:span text:style-name="T3">exists(//cac:Ac</text:span><text:span text:style-name="T3">countingSuppli</text:span><text:span text:style-name="T3">erParty/cac:Par</text:span><text:span text:style-name="T3">ty/cac:PartyLeg</text:span><text:span text:style-name="T3">alEntity/cbc:Co</text:span><text:span text:style-name="T3">mpanyID) or </text:span><text:span text:style-name="T10">exists(//</text:span><text:span text:style-name="T21">cac:Ta</text:span><text:span text:style-name="T21">xRepresentativ</text:span><text:span text:style-name="T21">eParty/cac:Part</text:span><text:span text:style-name="T21">yTaxScheme/cb</text:span><text:span text:style-name="T21">c:CompanyID))</text:span><text:span text:style-name="T21">) or </text:span><text:span text:style-name="T21">not(exists(//</text:span><text:span text:style-name="T22">cac</text:span><text:span text:style-name="T22">:AllowanceChar</text:span><text:span text:style-name="T22">ge[cbc:ChargeI</text:span><text:span text:style-name="T22">ndicator='true']</text:span><text:span text:style-name="T22">/cac:TaxCatego</text:span><text:span text:style-name="T22">ry[cbc:ID='IP']</text:span><text:span text:style-name="T21">))</text:span></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P-05</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P-06</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P-07</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12">
          <table:table-cell office:value-type="string">
            <text:p>model</text:p>
          </table:table-cell>
          <table:table-cell table:style-name="ce20" office:value-type="string">
            <text:p>BR-IP-08</text:p>
          </table:table-cell>
          <table:table-cell table:style-name="ce43" office:value-type="string">
            <text:p><text:span text:style-name="T23">every <text:s/>$rate in </text:span><text:span text:style-name="T23">cbc:Percent </text:span><text:span text:style-name="T23">satisfies</text:span><text:span text:style-name="T23"><text:line-break/></text:span><text:span text:style-name="T23">(../cbc:Taxable</text:span><text:span text:style-name="T23">Amount = </text:span><text:span text:style-name="T23">(sum(//cac:Inv</text:span><text:span text:style-name="T23">oiceLine[cac:It</text:span><text:span text:style-name="T23">em/cac:Classifi</text:span><text:span text:style-name="T23">edTaxCategory/</text:span><text:span text:style-name="T23">cbc:ID='IP']</text:span><text:span text:style-name="T23">[</text:span><text:span text:style-name="T24">cac:Item/cac:</text:span><text:span text:style-name="T24">ClassifiedTaxCa</text:span><text:span text:style-name="T24">tegory/</text:span><text:span text:style-name="T23">cbc:Perc</text:span><text:span text:style-name="T23">ent </text:span><text:span text:style-name="T23">=$rate]/xs:deci</text:span><text:span text:style-name="T23">mal(cbc:LineEx</text:span><text:span text:style-name="T23">tensionAmount</text:span><text:span text:style-name="T23">)) + </text:span><text:span text:style-name="T23">sum(/ubl:Invoi</text:span><text:span text:style-name="T23">ce/cac:Allowan</text:span><text:span text:style-name="T23">ceCharge[cbc:C</text:span><text:span text:style-name="T23">hargeIndicator</text:span><text:span text:style-name="T23">='true']</text:span><text:span text:style-name="T23">[cac:TaxCatego</text:span><text:span text:style-name="T23">ryCode/cbc:ID</text:span><text:span text:style-name="T23">='IP']</text:span><text:span text:style-name="T23">[cac:TaxCatego</text:span><text:span text:style-name="T23">ry/cbc:Percent </text:span><text:span text:style-name="T23">= </text:span><text:span text:style-name="T23">$rate]/xs:deci</text:span><text:span text:style-name="T23">mal(cbc:Amoun</text:span><text:span text:style-name="T23">t)) - </text:span><text:span text:style-name="T23">sum(/ubl:Invoi</text:span><text:span text:style-name="T23">ce/cac:Allowan</text:span><text:span text:style-name="T23">ceCharge[cbc:C</text:span><text:span text:style-name="T23">hargeIndicator</text:span><text:span text:style-name="T23">='false']</text:span><text:span text:style-name="T23">[cac:TaxCatego</text:span><text:span text:style-name="T23">ryCode/cbc:ID</text:span><text:span text:style-name="T23">='IP']</text:span><text:span text:style-name="T23">[cac:TaxCatego</text:span><text:span text:style-name="T23">ry/cbc:Percent </text:span><text:span text:style-name="T23">= </text:span><text:span text:style-name="T23">$rate]/xs:deci</text:span><text:span text:style-name="T23">mal(cbc:Amoun</text:span><text:span text:style-name="T23">t))))</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P-10</text:p>
          </table:table-cell>
          <table:table-cell table:style-name="ce30" office:value-type="string">
            <text:p>not(cbc:TaxExemptionReason) and not(cbc:TaxExemptionReasonCode)</text:p>
          </table:table-cell>
          <table:table-cell table:number-columns-repeated="4"/>
          <table:table-cell table:style-name="ce42"/>
          <table:table-cell table:number-columns-repeated="1016"/>
        </table:table-row>
        <table:table-row table:style-name="ro20">
          <table:table-cell office:value-type="string">
            <text:p>model</text:p>
          </table:table-cell>
          <table:table-cell table:style-name="ce20" office:value-type="string">
            <text:p>Invoice Period </text:p>
          </table:table-cell>
          <table:table-cell office:value-type="string">
            <text:p>cac:InvoicePeriod</text:p>
          </table:table-cell>
          <table:table-cell table:number-columns-repeated="1021"/>
        </table:table-row>
        <table:table-row table:style-name="ro20">
          <table:table-cell office:value-type="string">
            <text:p>model</text:p>
          </table:table-cell>
          <table:table-cell table:style-name="ce20" office:value-type="string">
            <text:p>Document totals </text:p>
          </table:table-cell>
          <table:table-cell office:value-type="string">
            <text:p>cac:LegalMonetaryTotal</text:p>
          </table:table-cell>
          <table:table-cell table:number-columns-repeated="1021"/>
        </table:table-row>
        <table:table-row table:style-name="ro17">
          <table:table-cell table:style-name="ce19" office:value-type="string">
            <text:p>model</text:p>
          </table:table-cell>
          <table:table-cell table:style-name="ce19" office:value-type="string">
            <text:p>Amount due</text:p>
          </table:table-cell>
          <table:table-cell table:style-name="ce50" office:value-type="string">
            <text:p>cac:LegalMonetaryTotal/cbc:PayableAmount</text:p>
          </table:table-cell>
          <table:table-cell table:number-columns-repeated="1021"/>
        </table:table-row>
        <table:table-row table:style-name="ro20">
          <table:table-cell table:style-name="ce19" office:value-type="string">
            <text:p>model</text:p>
          </table:table-cell>
          <table:table-cell table:style-name="ce19" office:value-type="string">
            <text:p>Payee Financial Account</text:p>
          </table:table-cell>
          <table:table-cell table:style-name="ce51" office:value-type="string">
            <text:p>cac:PaymentMeans/cac:PayeeFinancialAccount</text:p>
          </table:table-cell>
          <table:table-cell table:number-columns-repeated="1021"/>
        </table:table-row>
        <table:table-row table:style-name="ro20">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0">
          <table:table-cell office:value-type="string">
            <text:p>model</text:p>
          </table:table-cell>
          <table:table-cell table:style-name="ce20" office:value-type="string">
            <text:p>Tax Representative postal address</text:p>
          </table:table-cell>
          <table:table-cell office:value-type="string">
            <text:p>cac:TaxRepresentativeParty/cac:PostalAddress</text:p>
          </table:table-cell>
          <table:table-cell table:number-columns-repeated="1021"/>
        </table:table-row>
        <table:table-row table:style-name="ro20">
          <table:table-cell office:value-type="string">
            <text:p>model</text:p>
          </table:table-cell>
          <table:table-cell table:style-name="ce20" office:value-type="string">
            <text:p>Tax Representative</text:p>
          </table:table-cell>
          <table:table-cell office:value-type="string">
            <text:p>cac:TaxRepresentativeParty</text:p>
          </table:table-cell>
          <table:table-cell table:number-columns-repeated="1021"/>
        </table:table-row>
        <table:table-row table:style-name="ro20">
          <table:table-cell table:style-name="ce19" office:value-type="string">
            <text:p>model</text:p>
          </table:table-cell>
          <table:table-cell table:style-name="ce23" office:value-type="string">
            <text:p>Seller electronic address</text:p>
          </table:table-cell>
          <table:table-cell table:style-name="ce52" office:value-type="string">
            <text:p>cac:AccountingSupplierParty/cac:Party/cbc:EndpointID</text:p>
          </table:table-cell>
          <table:table-cell table:number-columns-repeated="1021"/>
        </table:table-row>
        <table:table-row table:style-name="ro20">
          <table:table-cell office:value-type="string">
            <text:p>model</text:p>
          </table:table-cell>
          <table:table-cell table:style-name="ce20" office:value-type="string">
            <text:p>Seller postal address</text:p>
          </table:table-cell>
          <table:table-cell office:value-type="string">
            <text:p>cac:AccountingSupplierParty/cac:Party/cac:PostalAddress</text:p>
          </table:table-cell>
          <table:table-cell table:number-columns-repeated="1021"/>
        </table:table-row>
        <table:table-row table:style-name="ro20">
          <table:table-cell office:value-type="string">
            <text:p>model</text:p>
          </table:table-cell>
          <table:table-cell table:style-name="ce20" office:value-type="string">
            <text:p>Seller</text:p>
          </table:table-cell>
          <table:table-cell office:value-type="string">
            <text:p>cac:AccountingSupplierParty</text:p>
          </table:table-cell>
          <table:table-cell table:number-columns-repeated="1021"/>
        </table:table-row>
        <table:table-row table:style-name="ro20">
          <table:table-cell office:value-type="string">
            <text:p>model</text:p>
          </table:table-cell>
          <table:table-cell table:style-name="ce20" office:value-type="string">
            <text:p>Invoice Line </text:p>
          </table:table-cell>
          <table:table-cell office:value-type="string">
            <text:p>cac:InvoiceLine</text:p>
          </table:table-cell>
          <table:table-cell table:number-columns-repeated="1021"/>
        </table:table-row>
        <table:table-row table:style-name="ro20">
          <table:table-cell office:value-type="string">
            <text:p>model</text:p>
          </table:table-cell>
          <table:table-cell table:style-name="ce20" office:value-type="string">
            <text:p>Invoice Line Period </text:p>
          </table:table-cell>
          <table:table-cell office:value-type="string">
            <text:p>cac:InvoiceLine/cac:InvoicePeriod</text:p>
          </table:table-cell>
          <table:table-cell table:number-columns-repeated="1021"/>
        </table:table-row>
        <table:table-row table:style-name="ro20">
          <table:table-cell office:value-type="string">
            <text:p>model</text:p>
          </table:table-cell>
          <table:table-cell table:style-name="ce20" office:value-type="string">
            <text:p>Document level allowances </text:p>
          </table:table-cell>
          <table:table-cell table:style-name="ce51" office:value-type="string">
            <text:p>//ubl:Invoice/cac:AllowanceCharge[cbc:ChargeIndicator = 'false']</text:p>
          </table:table-cell>
          <table:table-cell table:number-columns-repeated="1021"/>
        </table:table-row>
        <table:table-row table:style-name="ro20">
          <table:table-cell office:value-type="string">
            <text:p>model</text:p>
          </table:table-cell>
          <table:table-cell table:style-name="ce20" office:value-type="string">
            <text:p>Document level charges </text:p>
          </table:table-cell>
          <table:table-cell table:style-name="ce51" office:value-type="string">
            <text:p>//ubl:Invoice/cac:AllowanceCharge[cbc:ChargeIndicator = 'true']</text:p>
          </table:table-cell>
          <table:table-cell table:number-columns-repeated="1021"/>
        </table:table-row>
        <table:table-row table:style-name="ro20">
          <table:table-cell office:value-type="string">
            <text:p>model</text:p>
          </table:table-cell>
          <table:table-cell table:style-name="ce20"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0">
          <table:table-cell office:value-type="string">
            <text:p>model</text:p>
          </table:table-cell>
          <table:table-cell table:style-name="ce20"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0">
          <table:table-cell office:value-type="string">
            <text:p>model</text:p>
          </table:table-cell>
          <table:table-cell table:style-name="ce20" office:value-type="string">
            <text:p>VAT breakdown </text:p>
          </table:table-cell>
          <table:table-cell office:value-type="string">
            <text:p>cac:TaxTotal/cac:TaxSubtotal</text:p>
          </table:table-cell>
          <table:table-cell table:number-columns-repeated="1021"/>
        </table:table-row>
        <table:table-row table:style-name="ro20">
          <table:table-cell office:value-type="string">
            <text:p>model</text:p>
          </table:table-cell>
          <table:table-cell table:style-name="ce20" office:value-type="string">
            <text:p>Payment instructions </text:p>
          </table:table-cell>
          <table:table-cell office:value-type="string">
            <text:p>cac:PaymentMeans</text:p>
          </table:table-cell>
          <table:table-cell table:number-columns-repeated="1021"/>
        </table:table-row>
        <table:table-row table:style-name="ro20">
          <table:table-cell office:value-type="string">
            <text:p>model</text:p>
          </table:table-cell>
          <table:table-cell table:style-name="ce20" office:value-type="string">
            <text:p>Card information </text:p>
          </table:table-cell>
          <table:table-cell table:style-name="ce53" office:value-type="string">
            <text:p>cac:PaymentMeans/cac:CardAccount</text:p>
          </table:table-cell>
          <table:table-cell table:number-columns-repeated="1021"/>
        </table:table-row>
        <table:table-row table:style-name="ro20">
          <table:table-cell office:value-type="string">
            <text:p>model</text:p>
          </table:table-cell>
          <table:table-cell table:style-name="ce20" office:value-type="string">
            <text:p>Additional supporting documents </text:p>
          </table:table-cell>
          <table:table-cell office:value-type="string">
            <text:p>cac:AdditionalDocumentReference</text:p>
          </table:table-cell>
          <table:table-cell table:number-columns-repeated="1021"/>
        </table:table-row>
        <table:table-row table:style-name="ro20">
          <table:table-cell office:value-type="string">
            <text:p>model</text:p>
          </table:table-cell>
          <table:table-cell table:style-name="ce20" office:value-type="string">
            <text:p>Item attributes </text:p>
          </table:table-cell>
          <table:table-cell office:value-type="string">
            <text:p>//cac:AdditionalItemProperty</text:p>
          </table:table-cell>
          <table:table-cell table:number-columns-repeated="1021"/>
        </table:table-row>
        <table:table-row table:style-name="ro20">
          <table:table-cell office:value-type="string">
            <text:p>model</text:p>
          </table:table-cell>
          <table:table-cell table:style-name="ce20" office:value-type="string">
            <text:p>VAT identifiers </text:p>
          </table:table-cell>
          <table:table-cell office:value-type="string">
            <text:p>//cac:PartyTaxScheme</text:p>
          </table:table-cell>
          <table:table-cell table:number-columns-repeated="1021"/>
        </table:table-row>
        <table:table-row table:style-name="ro20">
          <table:table-cell office:value-type="string">
            <text:p>model</text:p>
          </table:table-cell>
          <table:table-cell office:value-type="string">
            <text:p>Tax Total</text:p>
          </table:table-cell>
          <table:table-cell table:style-name="ce51" office:value-type="string">
            <text:p>//ubl:Invoice/cac:TaxTotal</text:p>
          </table:table-cell>
          <table:table-cell table:number-columns-repeated="1021"/>
        </table:table-row>
        <table:table-row table:style-name="ro20">
          <table:table-cell office:value-type="string">
            <text:p>model</text:p>
          </table:table-cell>
          <table:table-cell table:style-name="ce20" office:value-type="string">
            <text:p>Tax subtotal</text:p>
          </table:table-cell>
          <table:table-cell office:value-type="string">
            <text:p>//cac:TaxSubtotal</text:p>
          </table:table-cell>
          <table:table-cell table:number-columns-repeated="1021"/>
        </table:table-row>
        <table:table-row table:style-name="ro20">
          <table:table-cell office:value-type="string">
            <text:p>model</text:p>
          </table:table-cell>
          <table:table-cell table:style-name="ce20" office:value-type="string">
            <text:p>Preceding Invoice</text:p>
          </table:table-cell>
          <table:table-cell office:value-type="string">
            <text:p>cac:BillingReference</text:p>
          </table:table-cell>
          <table:table-cell table:number-columns-repeated="1021"/>
        </table:table-row>
        <table:table-row table:style-name="ro20">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0">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4" office:value-type="string">
            <text:p><text:span text:style-name="T3">cac:AllowanceC</text:span><text:span text:style-name="T3">harge[cbc:Char</text:span><text:span text:style-name="T3">geIndicator='tr</text:span><text:span text:style-name="T3">ue'</text:span><text:span text:style-name="T30">]/cac:TaxCat</text:span><text:span text:style-name="T30">egory[cbc:ID='</text:span><text:span text:style-name="T30">S']</text:span></text:p>
          </table:table-cell>
          <table:table-cell table:number-columns-repeated="1021"/>
        </table:table-row>
        <table:table-row table:style-name="ro20">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0">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0">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text:span><text:span text:style-name="T3">harge[cbc:Char</text:span><text:span text:style-name="T3">geIndicator='tr</text:span><text:span text:style-name="T3">ue'</text:span><text:span text:style-name="T30">]/cac:TaxCat</text:span><text:span text:style-name="T30">egory[cbc:ID='</text:span><text:span text:style-name="T30">Z']</text:span></text:p>
          </table:table-cell>
          <table:table-cell table:number-columns-repeated="1021"/>
        </table:table-row>
        <table:table-row table:style-name="ro20">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0">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text:span><text:span text:style-name="T3">harge[cbc:Char</text:span><text:span text:style-name="T3">geIndicator='tr</text:span><text:span text:style-name="T3">ue'</text:span><text:span text:style-name="T30">]/cac:TaxCat</text:span><text:span text:style-name="T30">egory[cbc:ID='</text:span><text:span text:style-name="T30">E']</text:span></text:p>
          </table:table-cell>
          <table:table-cell table:number-columns-repeated="1021"/>
        </table:table-row>
        <table:table-row table:style-name="ro20">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0">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0">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text:span><text:span text:style-name="T3">harge[cbc:Char</text:span><text:span text:style-name="T3">geIndicator='tr</text:span><text:span text:style-name="T3">ue'</text:span><text:span text:style-name="T30">]/cac:TaxCat</text:span><text:span text:style-name="T30">egory[cbc:ID='</text:span><text:span text:style-name="T30">G']</text:span></text:p>
          </table:table-cell>
          <table:table-cell table:number-columns-repeated="1021"/>
        </table:table-row>
        <table:table-row table:style-name="ro20">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0">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0">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text:span><text:span text:style-name="T3">harge[cbc:Char</text:span><text:span text:style-name="T3">geIndicator='tr</text:span><text:span text:style-name="T3">ue'</text:span><text:span text:style-name="T30">]/cac:TaxCat</text:span><text:span text:style-name="T30">egory[cbc:ID='</text:span><text:span text:style-name="T30">AE']</text:span></text:p>
          </table:table-cell>
          <table:table-cell table:number-columns-repeated="1021"/>
        </table:table-row>
        <table:table-row table:style-name="ro20">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0">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0">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text:span><text:span text:style-name="T3">harge[cbc:Char</text:span><text:span text:style-name="T3">geIndicator='tr</text:span><text:span text:style-name="T3">ue'</text:span><text:span text:style-name="T30">]/cac:TaxCat</text:span><text:span text:style-name="T30">egory[cbc:ID='</text:span><text:span text:style-name="T30">IC']</text:span></text:p>
          </table:table-cell>
          <table:table-cell table:number-columns-repeated="1021"/>
        </table:table-row>
        <table:table-row table:style-name="ro20">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0">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0">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0">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4" office:value-type="string">
            <text:p><text:span text:style-name="T3">cac:AllowanceC</text:span><text:span text:style-name="T3">harge[cbc:Char</text:span><text:span text:style-name="T3">geIndicator='tr</text:span><text:span text:style-name="T3">ue'</text:span><text:span text:style-name="T30">]/cac:TaxCat</text:span><text:span text:style-name="T30">egory[cbc:ID='</text:span><text:span text:style-name="T30">O']</text:span></text:p>
          </table:table-cell>
          <table:table-cell table:number-columns-repeated="1021"/>
        </table:table-row>
        <table:table-row table:style-name="ro20">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0">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20">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4" office:value-type="string">
            <text:p><text:span text:style-name="T3">cac:AllowanceC</text:span><text:span text:style-name="T3">harge[cbc:Char</text:span><text:span text:style-name="T3">geIndicator='tr</text:span><text:span text:style-name="T3">ue'</text:span><text:span text:style-name="T30">]/cac:TaxCat</text:span><text:span text:style-name="T30">egory[cbc:ID='</text:span><text:span text:style-name="T30">IG']</text:span></text:p>
          </table:table-cell>
          <table:table-cell table:number-columns-repeated="1021"/>
        </table:table-row>
        <table:table-row table:style-name="ro20">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20">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20">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4" office:value-type="string">
            <text:p><text:span text:style-name="T3">cac:AllowanceC</text:span><text:span text:style-name="T3">harge[cbc:Char</text:span><text:span text:style-name="T3">geIndicator='tr</text:span><text:span text:style-name="T3">ue'</text:span><text:span text:style-name="T30">]/cac:TaxCat</text:span><text:span text:style-name="T30">egory[cbc:ID='</text:span><text:span text:style-name="T30">IP']</text:span></text:p>
          </table:table-cell>
          <table:table-cell table:number-columns-repeated="1021"/>
        </table:table-row>
        <table:table-row table:style-name="ro20">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20">
          <table:table-cell office:value-type="string">
            <text:p>model</text:p>
          </table:table-cell>
          <table:table-cell table:style-name="ce20" office:value-type="string">
            <text:p>Invoice </text:p>
          </table:table-cell>
          <table:table-cell table:style-name="ce51" office:value-type="string">
            <text:p>//ubl:Invoice</text:p>
          </table:table-cell>
          <table:table-cell table:number-columns-repeated="1021"/>
        </table:table-row>
        <table:table-row table:style-name="ro20">
          <table:table-cell office:value-type="string">
            <text:p>model</text:p>
          </table:table-cell>
          <table:table-cell table:style-name="ce20"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3" office:value-type="string">
            <text:p>Deliver to address</text:p>
          </table:table-cell>
          <table:table-cell table:style-name="ce55" office:value-type="string">
            <text:p>cac:Delivery/cac:DeliveryLocation/cac:Address</text:p>
          </table:table-cell>
          <table:table-cell table:number-columns-repeated="1021"/>
        </table:table-row>
        <table:table-row table:style-name="ro20">
          <table:table-cell office:value-type="string">
            <text:p>model</text:p>
          </table:table-cell>
          <table:table-cell table:style-name="ce23"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3" office:value-type="string">
            <text:p>Item standard identifier</text:p>
          </table:table-cell>
          <table:table-cell table:style-name="ce56"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3" office:value-type="string">
            <text:p>Item classification identifier</text:p>
          </table:table-cell>
          <table:table-cell table:style-name="ce56"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0" table:number-rows-repeated="1048327">
          <table:table-cell table:number-columns-repeated="1024"/>
        </table:table-row>
        <table:table-row table:style-name="ro20">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01/12/2016</text:date>, <text:time>18:10:2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1T18:10:22</dc:date>
    <dc:creator>Oriol Bausà</dc:creator>
    <meta:editing-duration>P31DT4H20M33S</meta:editing-duration>
    <meta:editing-cycles>302</meta:editing-cycles>
    <meta:document-statistic meta:table-count="3" meta:cell-count="1752" meta:object-count="0"/>
  </office:meta>
</office:document-meta>
</file>